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paragraph-properties fo:text-align="center"/>
      <style:text-properties fo:font-weight="bold" style:font-weight-asian="bold" style:font-weight-complex="bold"/>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text-properties fo:font-weight="bold" style:font-weight-asian="bold" style:font-weight-complex="bold"/>
    </style:style>
    <style:style style:name="P14" style:parent-style-name="Standard" style:family="paragraph">
      <style:paragraph-properties fo:text-align="center"/>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P16" style:parent-style-name="Standard" style:family="paragraph">
      <style:text-properties fo:font-weight="bold" style:font-weight-asian="bold" style:font-weight-complex="bold"/>
    </style:style>
    <style:style style:name="P17" style:parent-style-name="Standard" style:family="paragraph">
      <style:text-properties fo:font-weight="bold" style:font-weight-asian="bold" style:font-weight-complex="bold"/>
    </style:style>
    <style:style style:name="P18" style:parent-style-name="Standard" style:family="paragraph">
      <style:paragraph-properties fo:text-align="center"/>
      <style:text-properties fo:font-weight="bold" style:font-weight-asian="bold" style:font-weight-complex="bold"/>
    </style:style>
    <style:style style:name="P19" style:parent-style-name="Standard" style:family="paragraph">
      <style:paragraph-properties fo:margin-left="3.1493in">
        <style:tab-stops/>
      </style:paragraph-properties>
      <style:text-properties fo:font-size="10pt" style:font-size-asian="10pt" style:font-size-complex="10pt"/>
    </style:style>
    <style:style style:name="P20" style:parent-style-name="Standard" style:family="paragraph">
      <style:paragraph-properties fo:margin-left="3.1493in">
        <style:tab-stops/>
      </style:paragraph-properties>
      <style:text-properties fo:font-size="10pt" style:font-size-asian="10pt" style:font-size-complex="10pt"/>
    </style:style>
    <style:style style:name="P21" style:parent-style-name="Standard" style:family="paragraph">
      <style:paragraph-properties fo:margin-left="3.1493in">
        <style:tab-stops/>
      </style:paragraph-properties>
      <style:text-properties fo:font-size="10pt" style:font-size-asian="10pt" style:font-size-complex="10pt"/>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ContentsHeading" style:family="paragraph">
      <style:paragraph-properties>
        <style:tab-stops>
          <style:tab-stop style:type="right" style:leader-style="dotted" style:leader-text="." style:position="6.1375in"/>
        </style:tab-stops>
      </style:paragraph-properties>
    </style:style>
    <style:style style:name="P29" style:parent-style-name="Contents2" style:family="paragraph">
      <style:paragraph-properties>
        <style:tab-stops>
          <style:tab-stop style:type="right" style:leader-style="dotted" style:leader-text="." style:position="6.2993in"/>
        </style:tab-stops>
      </style:paragraph-properties>
    </style:style>
    <style:style style:name="P30" style:parent-style-name="Contents2" style:family="paragraph">
      <style:paragraph-properties>
        <style:tab-stops>
          <style:tab-stop style:type="right" style:leader-style="dotted" style:leader-text="." style:position="6.2993in"/>
        </style:tab-stops>
      </style:paragraph-properties>
    </style:style>
    <style:style style:name="P31" style:parent-style-name="Contents2" style:family="paragraph">
      <style:paragraph-properties>
        <style:tab-stops>
          <style:tab-stop style:type="right" style:leader-style="dotted" style:leader-text="." style:position="6.2993in"/>
        </style:tab-stops>
      </style:paragraph-properties>
    </style:style>
    <style:style style:name="P32" style:parent-style-name="Contents2" style:family="paragraph">
      <style:paragraph-properties>
        <style:tab-stops>
          <style:tab-stop style:type="right" style:leader-style="dotted" style:leader-text="." style:position="6.2993in"/>
        </style:tab-stops>
      </style:paragraph-properties>
    </style:style>
    <style:style style:name="P33" style:parent-style-name="Contents2" style:family="paragraph">
      <style:paragraph-properties>
        <style:tab-stops>
          <style:tab-stop style:type="right" style:leader-style="dotted" style:leader-text="." style:position="6.2993in"/>
        </style:tab-stops>
      </style:paragraph-properties>
    </style:style>
    <style:style style:name="P34" style:parent-style-name="Contents2" style:family="paragraph">
      <style:paragraph-properties>
        <style:tab-stops>
          <style:tab-stop style:type="right" style:leader-style="dotted" style:leader-text="." style:position="6.2993in"/>
        </style:tab-stops>
      </style:paragraph-properties>
    </style:style>
    <style:style style:name="P35" style:parent-style-name="Contents2" style:family="paragraph">
      <style:paragraph-properties>
        <style:tab-stops>
          <style:tab-stop style:type="right" style:leader-style="dotted" style:leader-text="." style:position="6.2993in"/>
        </style:tab-stops>
      </style:paragraph-properties>
    </style:style>
    <style:style style:name="P36" style:parent-style-name="Contents3" style:family="paragraph">
      <style:paragraph-properties>
        <style:tab-stops>
          <style:tab-stop style:type="right" style:leader-style="dotted" style:leader-text="." style:position="6.2993in"/>
        </style:tab-stops>
      </style:paragraph-properties>
    </style:style>
    <style:style style:name="P37" style:parent-style-name="Contents2" style:family="paragraph">
      <style:paragraph-properties>
        <style:tab-stops>
          <style:tab-stop style:type="right" style:leader-style="dotted" style:leader-text="." style:position="6.2993in"/>
        </style:tab-stops>
      </style:paragraph-properties>
    </style:style>
    <style:style style:name="P38" style:parent-style-name="Contents2" style:family="paragraph">
      <style:paragraph-properties>
        <style:tab-stops>
          <style:tab-stop style:type="right" style:leader-style="dotted" style:leader-text="." style:position="6.2993in"/>
        </style:tab-stops>
      </style:paragraph-properties>
    </style:style>
    <style:style style:name="P39" style:parent-style-name="Contents2" style:family="paragraph">
      <style:paragraph-properties>
        <style:tab-stops>
          <style:tab-stop style:type="right" style:leader-style="dotted" style:leader-text="." style:position="6.2993in"/>
        </style:tab-stops>
      </style:paragraph-properties>
    </style:style>
    <style:style style:name="P40" style:parent-style-name="Contents2" style:family="paragraph">
      <style:paragraph-properties>
        <style:tab-stops>
          <style:tab-stop style:type="right" style:leader-style="dotted" style:leader-text="." style:position="6.2993in"/>
        </style:tab-stops>
      </style:paragraph-properties>
    </style:style>
    <style:style style:name="P41" style:parent-style-name="Contents2" style:family="paragraph">
      <style:paragraph-properties>
        <style:tab-stops>
          <style:tab-stop style:type="right" style:leader-style="dotted" style:leader-text="." style:position="6.2993in"/>
        </style:tab-stops>
      </style:paragraph-properties>
    </style:style>
    <style:style style:name="P42" style:parent-style-name="Contents2" style:family="paragraph">
      <style:paragraph-properties>
        <style:tab-stops>
          <style:tab-stop style:type="right" style:leader-style="dotted" style:leader-text="." style:position="6.2993in"/>
        </style:tab-stops>
      </style:paragraph-properties>
    </style:style>
    <style:style style:name="P43" style:parent-style-name="Contents3" style:family="paragraph">
      <style:paragraph-properties>
        <style:tab-stops>
          <style:tab-stop style:type="right" style:leader-style="dotted" style:leader-text="." style:position="6.2993in"/>
        </style:tab-stops>
      </style:paragraph-properties>
    </style:style>
    <style:style style:name="P44" style:parent-style-name="Contents3" style:family="paragraph">
      <style:paragraph-properties>
        <style:tab-stops>
          <style:tab-stop style:type="right" style:leader-style="dotted" style:leader-text="." style:position="6.2993in"/>
        </style:tab-stops>
      </style:paragraph-properties>
    </style:style>
    <style:style style:name="P45" style:parent-style-name="Contents3" style:family="paragraph">
      <style:paragraph-properties>
        <style:tab-stops>
          <style:tab-stop style:type="right" style:leader-style="dotted" style:leader-text="." style:position="6.2993in"/>
        </style:tab-stops>
      </style:paragraph-properties>
    </style:style>
    <style:style style:name="P46" style:parent-style-name="Contents2" style:family="paragraph">
      <style:paragraph-properties>
        <style:tab-stops>
          <style:tab-stop style:type="right" style:leader-style="dotted" style:leader-text="." style:position="6.2993in"/>
        </style:tab-stops>
      </style:paragraph-properties>
    </style:style>
    <style:style style:name="P47" style:parent-style-name="Contents2" style:family="paragraph">
      <style:paragraph-properties>
        <style:tab-stops>
          <style:tab-stop style:type="right" style:leader-style="dotted" style:leader-text="." style:position="6.2993in"/>
        </style:tab-stops>
      </style:paragraph-properties>
    </style:style>
    <style:style style:name="P48" style:parent-style-name="Contents2" style:family="paragraph">
      <style:paragraph-properties>
        <style:tab-stops>
          <style:tab-stop style:type="right" style:leader-style="dotted" style:leader-text="." style:position="6.2993in"/>
        </style:tab-stops>
      </style:paragraph-properties>
    </style:style>
    <style:style style:name="P49" style:parent-style-name="Contents2" style:family="paragraph">
      <style:paragraph-properties>
        <style:tab-stops>
          <style:tab-stop style:type="right" style:leader-style="dotted" style:leader-text="." style:position="6.2993in"/>
        </style:tab-stops>
      </style:paragraph-properties>
    </style:style>
    <style:style style:name="P50" style:parent-style-name="Contents2" style:family="paragraph">
      <style:paragraph-properties>
        <style:tab-stops>
          <style:tab-stop style:type="right" style:leader-style="dotted" style:leader-text="." style:position="6.2993in"/>
        </style:tab-stops>
      </style:paragraph-properties>
    </style:style>
    <style:style style:name="P51" style:parent-style-name="Contents2" style:family="paragraph">
      <style:paragraph-properties>
        <style:tab-stops>
          <style:tab-stop style:type="right" style:leader-style="dotted" style:leader-text="." style:position="6.2993in"/>
        </style:tab-stops>
      </style:paragraph-properties>
    </style:style>
    <style:style style:name="P52" style:parent-style-name="Contents2" style:family="paragraph">
      <style:paragraph-properties>
        <style:tab-stops>
          <style:tab-stop style:type="right" style:leader-style="dotted" style:leader-text="." style:position="6.2993in"/>
        </style:tab-stops>
      </style:paragraph-properties>
    </style:style>
    <style:style style:name="P53" style:parent-style-name="Contents2" style:family="paragraph">
      <style:paragraph-properties>
        <style:tab-stops>
          <style:tab-stop style:type="right" style:leader-style="dotted" style:leader-text="." style:position="6.2993in"/>
        </style:tab-stops>
      </style:paragraph-properties>
    </style:style>
    <style:style style:name="T54" style:parent-style-name="Fonteparág.padrão" style:family="text">
      <style:text-properties fo:font-weight="bold" style:font-weight-asian="bold" fo:color="#FF0000"/>
    </style:style>
    <style:style style:name="T55" style:parent-style-name="Fonteparág.padrão" style:family="text">
      <style:text-properties fo:font-style="italic" style:font-style-asian="italic" style:font-style-complex="italic"/>
    </style:style>
    <style:style style:name="T56" style:parent-style-name="Fonteparág.padrão" style:family="text">
      <style:text-properties fo:font-weight="bold" style:font-weight-asian="bold" style:text-line-through-style="solid" style:text-line-through-width="auto" style:text-line-through-color="font-color" style:text-line-through-mode="continuous" style:text-line-through-type="double" fo:color="#0070C0"/>
    </style:style>
    <style:style style:name="T57" style:parent-style-name="Fonteparág.padrão" style:family="text">
      <style:text-properties fo:font-style="italic" style:font-style-asian="italic" style:font-style-complex="italic"/>
    </style:style>
    <style:style style:name="T58" style:parent-style-name="Fonteparág.padrão" style:family="text">
      <style:text-properties fo:font-weight="bold" style:font-weight-asian="bold" fo:color="#C00000"/>
    </style:style>
    <style:style style:name="T59" style:parent-style-name="Fonteparág.padrão" style:family="text">
      <style:text-properties fo:font-weight="bold" style:font-weight-asian="bold" fo:color="#C00000"/>
    </style:style>
    <style:style style:name="T60" style:parent-style-name="Fonteparág.padrão" style:family="text">
      <style:text-properties fo:font-style="italic" style:font-style-asian="italic"/>
    </style:style>
    <style:style style:name="T61" style:parent-style-name="Fonteparág.padrão" style:family="text">
      <style:text-properties fo:font-style="italic" style:font-style-asian="italic"/>
    </style:style>
    <style:style style:name="T62" style:parent-style-name="Ref.decomentário" style:family="text">
      <style:text-properties style:font-name="Liberation Serif" style:font-name-asian="Noto Serif CJK SC" style:font-name-complex="Mangal"/>
    </style:style>
    <style:style style:name="T63" style:parent-style-name="Fonteparág.padrão" style:family="text">
      <style:text-properties fo:font-style="italic" style:font-style-asian="italic"/>
    </style:style>
    <style:style style:name="T64" style:parent-style-name="Ref.decomentário" style:family="text">
      <style:text-properties style:font-name="Liberation Serif" style:font-name-asian="Noto Serif CJK SC" style:font-name-complex="Mangal"/>
    </style:style>
    <style:style style:name="T65" style:parent-style-name="Fonteparág.padrão" style:family="text">
      <style:text-properties fo:font-style="italic" style:font-style-asian="italic"/>
    </style:style>
    <style:style style:name="P66" style:parent-style-name="Textbody" style:family="paragraph">
      <style:text-properties fo:language="en" fo:country="US"/>
    </style:style>
    <style:style style:name="P67" style:parent-style-name="Textbody" style:family="paragraph">
      <style:text-properties fo:language="en" fo:country="US"/>
    </style:style>
    <style:style style:name="P68" style:parent-style-name="Textbody" style:family="paragraph">
      <style:text-properties fo:language="en" fo:country="US"/>
    </style:style>
    <style:style style:name="P69" style:parent-style-name="Textbody" style:family="paragraph">
      <style:text-properties fo:language="en" fo:country="US"/>
    </style:style>
    <style:style style:name="P70" style:parent-style-name="Textbody" style:family="paragraph">
      <style:text-properties fo:language="en" fo:country="US"/>
    </style:style>
    <style:style style:name="P71" style:parent-style-name="Textbody" style:family="paragraph">
      <style:text-properties fo:language="en" fo:country="US"/>
    </style:style>
    <style:style style:name="P72" style:parent-style-name="Textbody" style:family="paragraph">
      <style:text-properties fo:language="en" fo:country="US"/>
    </style:style>
    <style:style style:name="P73" style:parent-style-name="Textbody" style:family="paragraph">
      <style:text-properties fo:language="en" fo:country="US"/>
    </style:style>
    <style:style style:name="P74" style:parent-style-name="Textbody" style:family="paragraph">
      <style:text-properties fo:language="en" fo:country="US"/>
    </style:style>
    <style:style style:name="P75" style:parent-style-name="Textbody" style:family="paragraph">
      <style:text-properties fo:language="en" fo:country="US"/>
    </style:style>
    <style:style style:name="P76" style:parent-style-name="Textbody" style:family="paragraph">
      <style:paragraph-properties fo:text-indent="0in"/>
    </style:style>
    <style:style style:name="T77" style:parent-style-name="Fonteparág.padrão" style:family="text">
      <style:text-properties fo:font-weight="bold" style:font-weight-asian="bold" fo:color="#C00000"/>
    </style:style>
    <style:style style:name="T78" style:parent-style-name="Fonteparág.padrão" style:family="text">
      <style:text-properties fo:font-weight="bold" style:font-weight-asian="bold" fo:color="#C00000"/>
    </style:style>
    <style:style style:name="T79" style:parent-style-name="Fonteparág.padrão" style:family="text">
      <style:text-properties fo:font-weight="bold" style:font-weight-asian="bold" fo:color="#C00000"/>
    </style:style>
    <style:style style:name="T80" style:parent-style-name="Fonteparág.padrão" style:family="text">
      <style:text-properties fo:font-weight="bold" style:font-weight-asian="bold" fo:color="#C00000"/>
    </style:style>
    <style:style style:name="T81" style:parent-style-name="Fonteparág.padrão" style:family="text">
      <style:text-properties fo:font-weight="bold" style:font-weight-asian="bold" fo:color="#C00000"/>
    </style:style>
    <style:style style:name="T82" style:parent-style-name="Fonteparág.padrão" style:family="text">
      <style:text-properties fo:font-weight="bold" style:font-weight-asian="bold" style:font-weight-complex="bold"/>
    </style:style>
    <style:style style:name="T83" style:parent-style-name="Fonteparág.padrão" style:family="text">
      <style:text-properties fo:font-weight="bold" style:font-weight-asian="bold" style:font-weight-complex="bold"/>
    </style:style>
    <style:style style:name="T84" style:parent-style-name="Fonteparág.padrão" style:family="text">
      <style:text-properties fo:font-weight="bold" style:font-weight-asian="bold" style:font-weight-complex="bold"/>
    </style:style>
    <style:style style:name="P85" style:parent-style-name="Textbody" style:family="paragraph"/>
    <style:style style:name="T86" style:parent-style-name="Fonteparág.padrão" style:family="text">
      <style:text-properties fo:font-weight="bold" style:font-weight-asian="bold" fo:color="#00B0F0"/>
    </style:style>
    <style:style style:name="T87" style:parent-style-name="Fonteparág.padrão" style:family="text">
      <style:text-properties fo:font-weight="bold" style:font-weight-asian="bold" fo:color="#00B0F0"/>
    </style:style>
    <style:style style:name="T88" style:parent-style-name="Fonteparág.padrão" style:family="text">
      <style:text-properties fo:font-weight="bold" style:font-weight-asian="bold" fo:color="#00B0F0"/>
    </style:style>
    <style:style style:name="P89" style:parent-style-name="Textbody" style:family="paragraph"/>
    <style:style style:name="T90" style:parent-style-name="Fonteparág.padrão" style:family="text">
      <style:text-properties fo:font-weight="bold" style:font-weight-asian="bold" fo:color="#C00000"/>
    </style:style>
    <style:style style:name="T91" style:parent-style-name="Fonteparág.padrão" style:family="text">
      <style:text-properties fo:font-weight="bold" style:font-weight-asian="bold" fo:color="#C00000"/>
    </style:style>
    <style:style style:name="P92" style:parent-style-name="Textbody" style:family="paragraph"/>
    <style:style style:name="T93" style:parent-style-name="Fonteparág.padrão" style:family="text">
      <style:text-properties fo:font-weight="bold" style:font-weight-asian="bold" fo:color="#00B0F0"/>
    </style:style>
    <style:style style:name="P94" style:parent-style-name="Textbody" style:family="paragraph"/>
    <style:style style:name="T95" style:parent-style-name="Fonteparág.padrão" style:family="text">
      <style:text-properties fo:font-weight="bold" style:font-weight-asian="bold" fo:color="#00B0F0"/>
    </style:style>
    <style:style style:name="T96" style:parent-style-name="Fonteparág.padrão" style:family="text">
      <style:text-properties fo:font-weight="bold" style:font-weight-asian="bold" fo:color="#00B0F0"/>
    </style:style>
    <style:style style:name="T97" style:parent-style-name="Fonteparág.padrão" style:family="text">
      <style:text-properties fo:font-weight="bold" style:font-weight-asian="bold" fo:color="#00B0F0"/>
    </style:style>
    <style:style style:name="T98" style:parent-style-name="Fonteparág.padrão" style:family="text">
      <style:text-properties fo:font-weight="bold" style:font-weight-asian="bold" fo:color="#00B0F0"/>
    </style:style>
    <style:style style:name="T99" style:parent-style-name="Fonteparág.padrão" style:family="text">
      <style:text-properties fo:font-weight="bold" style:font-weight-asian="bold" fo:color="#00B0F0"/>
    </style:style>
    <style:style style:name="T100" style:parent-style-name="Fonteparág.padrão" style:family="text">
      <style:text-properties fo:font-weight="bold" style:font-weight-asian="bold" fo:color="#00B0F0"/>
    </style:style>
    <style:style style:name="T101" style:parent-style-name="Fonteparág.padrão" style:family="text">
      <style:text-properties fo:font-weight="bold" style:font-weight-asian="bold" fo:color="#00B0F0"/>
    </style:style>
    <style:style style:name="T102" style:parent-style-name="Fonteparág.padrão" style:family="text">
      <style:text-properties fo:font-weight="bold" style:font-weight-asian="bold" fo:color="#00B0F0"/>
    </style:style>
    <style:style style:name="T103" style:parent-style-name="Fonteparág.padrão" style:family="text">
      <style:text-properties fo:font-weight="bold" style:font-weight-asian="bold" fo:color="#00B0F0"/>
    </style:style>
    <style:style style:name="P104" style:parent-style-name="Textbody" style:family="paragraph">
      <style:paragraph-properties fo:text-indent="0in"/>
    </style:style>
    <style:style style:name="T105" style:parent-style-name="Fonteparág.padrão" style:family="text">
      <style:text-properties fo:font-weight="bold" style:font-weight-asian="bold" fo:color="#00B0F0"/>
    </style:style>
    <style:style style:name="T106" style:parent-style-name="Fonteparág.padrão" style:family="text">
      <style:text-properties fo:font-weight="bold" style:font-weight-asian="bold" style:text-line-through-style="solid" style:text-line-through-width="auto" style:text-line-through-color="font-color" style:text-line-through-mode="continuous" style:text-line-through-type="double" fo:color="#C00000"/>
    </style:style>
    <style:style style:name="T107" style:parent-style-name="Fonteparág.padrão" style:family="text">
      <style:text-properties fo:font-weight="bold" style:font-weight-asian="bold" fo:color="#00B0F0"/>
    </style:style>
    <style:style style:name="T108" style:parent-style-name="Fonteparág.padrão" style:family="text">
      <style:text-properties fo:font-weight="bold" style:font-weight-asian="bold" style:text-line-through-style="solid" style:text-line-through-width="auto" style:text-line-through-color="font-color" style:text-line-through-mode="continuous" style:text-line-through-type="double" fo:color="#00B0F0"/>
    </style:style>
    <style:style style:name="T109" style:parent-style-name="Fonteparág.padrão" style:family="text">
      <style:text-properties fo:font-weight="bold" style:font-weight-asian="bold" fo:color="#00B0F0"/>
    </style:style>
    <style:style style:name="T110" style:parent-style-name="Fonteparág.padrão" style:family="text">
      <style:text-properties fo:font-weight="bold" style:font-weight-asian="bold" style:text-line-through-style="solid" style:text-line-through-width="auto" style:text-line-through-color="font-color" style:text-line-through-mode="continuous" style:text-line-through-type="double" fo:color="#FF0000"/>
    </style:style>
    <style:style style:name="T111" style:parent-style-name="Fonteparág.padrão" style:family="text">
      <style:text-properties fo:background-color="#FFFF00"/>
    </style:style>
    <style:style style:name="T112" style:parent-style-name="Fonteparág.padrão" style:family="text">
      <style:text-properties fo:font-weight="bold" style:font-weight-asian="bold" fo:color="#FF0000" fo:background-color="#FFFF00"/>
    </style:style>
    <style:style style:name="T113" style:parent-style-name="Fonteparág.padrão" style:family="text">
      <style:text-properties fo:font-weight="bold" style:font-weight-asian="bold" fo:color="#FF0000" fo:background-color="#FFFF00"/>
    </style:style>
    <style:style style:name="T114" style:parent-style-name="Fonteparág.padrão" style:family="text">
      <style:text-properties fo:background-color="#FFFF00"/>
    </style:style>
    <style:style style:name="T115" style:parent-style-name="Fonteparág.padrão" style:family="text">
      <style:text-properties fo:background-color="#FFFF00"/>
    </style:style>
    <style:style style:name="T116" style:parent-style-name="Fonteparág.padrão" style:family="text">
      <style:text-properties fo:background-color="#FFFF00"/>
    </style:style>
    <style:style style:name="P117" style:parent-style-name="Textbody" style:family="paragraph"/>
    <style:style style:name="P118" style:parent-style-name="Textbody" style:family="paragraph"/>
    <style:style style:name="P119" style:parent-style-name="Textbody" style:family="paragraph"/>
    <style:style style:name="P120" style:parent-style-name="Textbody" style:family="paragraph"/>
    <style:style style:name="T121" style:parent-style-name="Fonteparág.padrão" style:family="text">
      <style:text-properties fo:background-color="#FFFF00"/>
    </style:style>
    <style:style style:name="T122" style:parent-style-name="Fonteparág.padrão" style:family="text">
      <style:text-properties fo:background-color="#FFFF00"/>
    </style:style>
    <style:style style:name="T123" style:parent-style-name="Fonteparág.padrão" style:family="text">
      <style:text-properties fo:background-color="#FFFF0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font-weight="bold" style:font-weight-asian="bold" fo:color="#0070C0"/>
    </style:style>
    <style:style style:name="T126" style:parent-style-name="Fonteparág.padrão" style:family="text">
      <style:text-properties fo:font-weight="bold" style:font-weight-asian="bold" fo:color="#0070C0"/>
    </style:style>
    <style:style style:name="T127" style:parent-style-name="Fonteparág.padrão" style:family="text">
      <style:text-properties fo:font-weight="bold" style:font-weight-asian="bold" fo:color="#0070C0"/>
    </style:style>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T132" style:parent-style-name="Fonteparág.padrão" style:family="text">
      <style:text-properties style:font-name-asian="Noto Sans CJK SC" style:font-name-complex="FreeSans" fo:font-size="14pt" style:font-size-asian="14pt"/>
    </style:style>
    <style:style style:name="T133" style:parent-style-name="Fonteparág.padrão" style:family="text">
      <style:text-properties fo:color="#000000"/>
    </style:style>
    <style:style style:name="T134" style:parent-style-name="Fonteparág.padrão" style:family="text">
      <style:text-properties fo:font-weight="bold" style:font-weight-asian="bold" fo:color="#0070C0"/>
    </style:style>
    <style:style style:name="T135" style:parent-style-name="Fonteparág.padrão" style:family="text">
      <style:text-properties fo:font-weight="bold" style:font-weight-asian="bold" fo:color="#0070C0"/>
    </style:style>
    <style:style style:name="T136" style:parent-style-name="Fonteparág.padrão" style:family="text">
      <style:text-properties fo:font-weight="bold" style:font-weight-asian="bold" fo:color="#C00000"/>
    </style:style>
    <style:style style:name="P137" style:parent-style-name="Textbody" style:family="paragraph"/>
    <style:style style:name="P138" style:parent-style-name="Textbody" style:family="paragraph"/>
    <style:style style:name="P139" style:parent-style-name="Textbody" style:family="paragraph"/>
    <style:style style:name="P140" style:parent-style-name="Textbody" style:family="paragraph"/>
    <style:style style:name="P141" style:parent-style-name="Textbody" style:family="paragraph"/>
    <style:style style:name="P142" style:parent-style-name="Textbody" style:family="paragraph">
      <style:paragraph-properties fo:text-indent="0in"/>
    </style:style>
    <style:style style:name="T143" style:parent-style-name="Fonteparág.padrão" style:family="text">
      <style:text-properties fo:background-color="#FFFF00"/>
    </style:style>
    <style:style style:name="T144" style:parent-style-name="Fonteparág.padrão" style:family="text">
      <style:text-properties fo:background-color="#FFFF00"/>
    </style:style>
    <style:style style:name="T145" style:parent-style-name="Fonteparág.padrão" style:family="text">
      <style:text-properties fo:font-weight="bold" style:font-weight-asian="bold" fo:color="#00B0F0" fo:background-color="#FFFF00"/>
    </style:style>
    <style:style style:name="T146" style:parent-style-name="Fonteparág.padrão" style:family="text">
      <style:text-properties fo:background-color="#FFFF00"/>
    </style:style>
    <style:style style:name="T147" style:parent-style-name="Fonteparág.padrão" style:family="text">
      <style:text-properties fo:background-color="#FFFF00"/>
    </style:style>
    <style:style style:name="T148" style:parent-style-name="Fonteparág.padrão" style:family="text">
      <style:text-properties fo:background-color="#FFFF00"/>
    </style:style>
    <style:style style:name="T149" style:parent-style-name="Fonteparág.padrão" style:family="text">
      <style:text-properties fo:background-color="#FFFF00"/>
    </style:style>
    <style:style style:name="P150" style:parent-style-name="Textbody" style:family="paragraph">
      <style:text-properties fo:background-color="#FFFF00"/>
    </style:style>
    <style:style style:name="T151" style:parent-style-name="Fonteparág.padrão" style:family="text">
      <style:text-properties fo:background-color="#FFFF00"/>
    </style:style>
    <style:style style:name="T152" style:parent-style-name="Fonteparág.padrão" style:family="text">
      <style:text-properties fo:font-weight="bold" style:font-weight-asian="bold" fo:color="#00B0F0" fo:background-color="#FFFF00"/>
    </style:style>
    <style:style style:name="T153" style:parent-style-name="Fonteparág.padrão" style:family="text">
      <style:text-properties fo:font-style="italic" style:font-style-asian="italic" style:font-style-complex="italic"/>
    </style:style>
    <style:style style:name="T154" style:parent-style-name="Fonteparág.padrão" style:family="text">
      <style:text-properties fo:background-color="#FFFF00"/>
    </style:style>
    <style:style style:name="S1" style:family="section">
      <style:section-properties fo:margin-left="0in" fo:margin-right="0in" style:writing-mode="lr-tb"/>
    </style:style>
    <style:style style:name="T155" style:parent-style-name="Fonteparág.padrão" style:family="text">
      <style:text-properties fo:font-weight="bold" style:font-weight-asian="bold"/>
    </style:style>
    <style:style style:name="T156" style:parent-style-name="Fonteparág.padrão" style:family="text">
      <style:text-properties fo:font-weight="bold" style:font-weight-asian="bold"/>
    </style:style>
    <style:style style:name="T157" style:parent-style-name="Fonteparág.padrão" style:family="text">
      <style:text-properties fo:font-weight="bold" style:font-weight-asian="bold" fo:language="en" fo:country="US"/>
    </style:style>
    <style:style style:name="T158" style:parent-style-name="Fonteparág.padrão" style:family="text">
      <style:text-properties fo:language="en" fo:country="US"/>
    </style:style>
    <style:style style:name="T159" style:parent-style-name="Fonteparág.padrão" style:family="text">
      <style:text-properties fo:language="en" fo:country="US"/>
    </style:style>
    <style:style style:name="T160" style:parent-style-name="Fonteparág.padrão" style:family="text">
      <style:text-properties fo:font-weight="bold" style:font-weight-asian="bold" fo:language="en" fo:country="US"/>
    </style:style>
    <style:style style:name="T161" style:parent-style-name="Fonteparág.padrão" style:family="text">
      <style:text-properties fo:language="en" fo:country="US"/>
    </style:style>
    <style:style style:name="T162" style:parent-style-name="Fonteparág.padrão" style:family="text">
      <style:text-properties fo:font-weight="bold" style:font-weight-asian="bold"/>
    </style:style>
    <style:style style:name="T163" style:parent-style-name="Fonteparág.padrão" style:family="text">
      <style:text-properties fo:font-weight="bold" style:font-weight-asian="bold"/>
    </style:style>
    <style:style style:name="T164" style:parent-style-name="Fonteparág.padrão" style:family="text">
      <style:text-properties fo:font-weight="bold" style:font-weight-asian="bold"/>
    </style:style>
    <style:style style:name="T165" style:parent-style-name="Fonteparág.padrão" style:family="text">
      <style:text-properties fo:font-weight="bold" style:font-weight-asian="bold"/>
    </style:style>
    <style:style style:name="T166" style:parent-style-name="Fonteparág.padrão" style:family="text">
      <style:text-properties fo:font-weight="bold" style:font-weight-asian="bold"/>
    </style:style>
    <style:style style:name="T167" style:parent-style-name="Fonteparág.padrão" style:family="text">
      <style:text-properties fo:font-weight="bold" style:font-weight-asian="bold"/>
    </style:style>
    <style:style style:name="T168" style:parent-style-name="Fonteparág.padrão" style:family="text">
      <style:text-properties fo:font-weight="bold" style:font-weight-asian="bold"/>
    </style:style>
    <style:style style:name="T169" style:parent-style-name="Fonteparág.padrão" style:family="text">
      <style:text-properties fo:font-weight="bold" style:font-weight-asian="bold"/>
    </style:style>
    <style:style style:name="T170" style:parent-style-name="Fonteparág.padrão" style:family="text">
      <style:text-properties fo:font-weight="bold" style:font-weight-asian="bold"/>
    </style:style>
    <style:style style:name="T171" style:parent-style-name="Fonteparág.padrão" style:family="text">
      <style:text-properties fo:font-weight="bold" style:font-weight-asian="bold"/>
    </style:style>
    <style:style style:name="T172" style:parent-style-name="Fonteparág.padrão" style:family="text">
      <style:text-properties fo:font-weight="bold" style:font-weight-asian="bold"/>
    </style:style>
    <style:style style:name="T173" style:parent-style-name="Fonteparág.padrão" style:family="text">
      <style:text-properties fo:font-weight="bold" style:font-weight-asian="bold"/>
    </style:style>
    <style:style style:name="T174" style:parent-style-name="Fonteparág.padrão" style:family="text">
      <style:text-properties fo:font-weight="bold" style:font-weight-asian="bold"/>
    </style:style>
    <style:style style:name="T175" style:parent-style-name="Fonteparág.padrão" style:family="text">
      <style:text-properties fo:font-weight="bold" style:font-weight-asian="bold"/>
    </style:style>
    <style:style style:name="T176" style:parent-style-name="Fonteparág.padrão" style:family="text">
      <style:text-properties fo:font-weight="bold" style:font-weight-asian="bold"/>
    </style:style>
    <style:style style:name="T177" style:parent-style-name="Fonteparág.padrão" style:family="text">
      <style:text-properties fo:font-weight="bold" style:font-weight-asian="bold"/>
    </style:style>
    <style:style style:name="T178" style:parent-style-name="Fonteparág.padrão" style:family="text">
      <style:text-properties fo:font-weight="bold" style:font-weight-asian="bold"/>
    </style:style>
    <style:style style:name="T179" style:parent-style-name="Fonteparág.padrão" style:family="text">
      <style:text-properties fo:font-weight="bold" style:font-weight-asian="bold"/>
    </style:style>
    <style:style style:name="T180" style:parent-style-name="Fonteparág.padrão" style:family="text">
      <style:text-properties fo:language="en" fo:country="US"/>
    </style:style>
    <style:style style:name="T181" style:parent-style-name="Fonteparág.padrão" style:family="text">
      <style:text-properties fo:language="en" fo:country="US"/>
    </style:style>
    <style:style style:name="T182" style:parent-style-name="Fonteparág.padrão" style:family="text">
      <style:text-properties fo:font-weight="bold" style:font-weight-asian="bold" fo:language="en" fo:country="US"/>
    </style:style>
    <style:style style:name="T183" style:parent-style-name="Fonteparág.padrão" style:family="text">
      <style:text-properties fo:language="en" fo:country="US"/>
    </style:style>
    <style:style style:name="T184" style:parent-style-name="Fonteparág.padrão" style:family="text">
      <style:text-properties fo:font-weight="bold" style:font-weight-asian="bold"/>
    </style:style>
    <style:style style:name="T185" style:parent-style-name="Fonteparág.padrão" style:family="text">
      <style:text-properties fo:font-weight="bold" style:font-weight-asian="bold"/>
    </style:style>
    <style:style style:name="T186" style:parent-style-name="Fonteparág.padrão" style:family="text">
      <style:text-properties fo:font-weight="bold" style:font-weight-asian="bold"/>
    </style:style>
    <style:style style:name="T187" style:parent-style-name="Fonteparág.padrão" style:family="text">
      <style:text-properties fo:font-weight="bold" style:font-weight-asian="bold"/>
    </style:style>
    <style:style style:name="S2" style:family="section">
      <style:section-properties fo:margin-left="0in" fo:margin-right="0in" style:writing-mode="lr-tb"/>
    </style:style>
    <style:style style:name="P188" style:parent-style-name="Standard" style:family="paragraph">
      <style:paragraph-properties fo:break-before="page"/>
    </style:style>
    <style:style style:name="P189" style:parent-style-name="Standard" style:family="paragraph">
      <style:paragraph-properties fo:break-before="page"/>
    </style:style>
  </office:automatic-styles>
  <office:body>
    <office:text text:use-soft-page-breaks="true">
      <text:p text:style-name="P1">INSTITUTO FEDERAL DE EDUCAÇÃO, CIÊNCIA E TECNOLOGIA DO ESPÍRITO SANTO – CAMPUS COLATINA</text:p>
      <text:p text:style-name="P2">CURSO SUPERIOR DE SISTEMAS DE INFORMAÇÃO</text:p>
      <text:p text:style-name="Standard"/>
      <text:p text:style-name="Standard"/>
      <text:p text:style-name="P3">KASSIO PEREIRA SCHAIDER</text:p>
      <text:p text:style-name="P4">RAFAEL DOS SANTOS GOMES</text:p>
      <text:p text:style-name="P5"/>
      <text:p text:style-name="P6"/>
      <text:p text:style-name="P7"/>
      <text:p text:style-name="P8">SIMULADORES NA ECONOMIA: UTILIZANDO A TECNOLOGIA NO AUXÍLIO DO PROCESSO DE APRENDIZAGEM SOBRE POLÍTICAS ECONÔMIC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COLATINA</text:p>
      <text:p text:style-name="P10">2020</text:p>
      <text:soft-page-break/>
      <text:p text:style-name="P11">INSTITUTO FEDERAL DE EDUCAÇÃO, CIÊNCIA E TECNOLOGIA DO ESPÍRITO SANTO – CAMPUS COLATINA</text:p>
      <text:p text:style-name="P12">CURSO SUPERIOR<text:s/>DE SISTEMAS DE INFORMAÇÃO</text:p>
      <text:p text:style-name="Standard"/>
      <text:p text:style-name="Standard"/>
      <text:p text:style-name="P13">KASSIO PEREIRA SCHAIDER</text:p>
      <text:p text:style-name="P14">RAFAEL DOS SANTOS GOMES</text:p>
      <text:p text:style-name="P15"/>
      <text:p text:style-name="P16"/>
      <text:p text:style-name="P17"/>
      <text:p text:style-name="P18">SIMULADORES NA ECONOMIA: UTILIZANDO A TECNOLOGIA NO AUXÍLIO DO PROCESSO DE APRENDIZAGEM SOBRE POLÍTICAS ECONÔMICAS</text:p>
      <text:p text:style-name="Standard"/>
      <text:p text:style-name="Standard"/>
      <text:p text:style-name="Standard"/>
      <text:p text:style-name="Standard"/>
      <text:p text:style-name="P19">Trabalho de Conclusão de Curso apresentado à Coordenadoria de Informática do Instituto Federal de Educação, Ciência e Tecnologia do Espírito Santo – Campus Colatina, como requisito parcial para a obtenção do título de Graduação em Sistemas de Informação.</text:p>
      <text:p text:style-name="P20"/>
      <text:p text:style-name="P21">Orientador: Prof. M.Sc Vanderson José Ildefonso Silva.</text:p>
      <text:p text:style-name="P22"/>
      <text:p text:style-name="P23"/>
      <text:p text:style-name="P24"/>
      <text:p text:style-name="P25"/>
      <text:p text:style-name="Standard"/>
      <text:p text:style-name="Standard"/>
      <text:p text:style-name="Standard"/>
      <text:p text:style-name="Standard"/>
      <text:p text:style-name="P26">COLATINA</text:p>
      <text:p text:style-name="P27">2020</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8">Sumário</text:p>
          <text:p text:style-name="Contents1"><text:a xlink:href="#__RefHeading___Toc6483_975677452" office:target-frame-name="_top" xlink:show="replace"><text:s/>1 Introdução<text:tab/>4</text:a></text:p>
          <text:p text:style-name="P29"><text:a xlink:href="#__RefHeading___Toc6485_975677452" office:target-frame-name="_top" xlink:show="replace"><text:s/>1.1 Tema<text:tab/>6</text:a></text:p>
          <text:p text:style-name="P30"><text:a xlink:href="#__RefHeading___Toc6487_975677452" office:target-frame-name="_top" xlink:show="replace"><text:s/>1.2 Problema social<text:tab/>6</text:a></text:p>
          <text:p text:style-name="P31"><text:a xlink:href="#__RefHeading___Toc6489_975677452" office:target-frame-name="_top" xlink:show="replace"><text:s/>1.3 Problema científico<text:tab/>7</text:a></text:p>
          <text:p text:style-name="P32"><text:a xlink:href="#__RefHeading___Toc6491_975677452" office:target-frame-name="_top" xlink:show="replace"><text:s/>1.4 Hipótese<text:tab/>7</text:a></text:p>
          <text:p text:style-name="P33"><text:a xlink:href="#__RefHeading___Toc6493_975677452" office:target-frame-name="_top" xlink:show="replace"><text:s/>1.5 Variável independente<text:tab/>7</text:a></text:p>
          <text:p text:style-name="P34"><text:a xlink:href="#__RefHeading___Toc6495_975677452" office:target-frame-name="_top" xlink:show="replace"><text:s/>1.6 Variável dependente<text:tab/>7</text:a></text:p>
          <text:p text:style-name="P35"><text:a xlink:href="#__RefHeading___Toc6497_975677452" office:target-frame-name="_top" xlink:show="replace"><text:s/>1.7 Objetivo geral<text:tab/>7</text:a></text:p>
          <text:p text:style-name="P36"><text:a xlink:href="#__RefHeading___Toc6499_975677452" office:target-frame-name="_top" xlink:show="replace">1.7.1 Objetivos específicos<text:tab/>7</text:a></text:p>
          <text:p text:style-name="P37"><text:a xlink:href="#__RefHeading___Toc11873_1058660758" office:target-frame-name="_top" xlink:show="replace"><text:s/>1.8 Justificativa e relevância<text:tab/>8</text:a></text:p>
          <text:p text:style-name="P38"><text:a xlink:href="#__RefHeading___Toc6503_975677452" office:target-frame-name="_top" xlink:show="replace"><text:s/>1.9 Delimitação de estudo<text:tab/>9</text:a></text:p>
          <text:p text:style-name="P39"><text:a xlink:href="#__RefHeading___Toc6505_975677452" office:target-frame-name="_top" xlink:show="replace"><text:s/>1.10 Novidade científica<text:tab/>9</text:a></text:p>
          <text:p text:style-name="Contents1"><text:a xlink:href="#__RefHeading___Toc6507_975677452" office:target-frame-name="_top" xlink:show="replace"><text:s/>2 Referencial teórico<text:tab/>10</text:a></text:p>
          <text:p text:style-name="P40"><text:a xlink:href="#__RefHeading___Toc6509_975677452" office:target-frame-name="_top" xlink:show="replace"><text:s/>2.1 O Estudo nas Escolas de Negócios<text:tab/>10</text:a></text:p>
          <text:p text:style-name="P41"><text:a xlink:href="#__RefHeading___Toc6511_975677452" office:target-frame-name="_top" xlink:show="replace"><text:s/>2.2 A Complexidade na economia<text:tab/>14</text:a></text:p>
          <text:p text:style-name="P42"><text:a xlink:href="#__RefHeading___Toc6513_975677452" office:target-frame-name="_top" xlink:show="replace"><text:s/>2.3 O<text:s/>Conhecimento por Simulação<text:tab/>15</text:a></text:p>
          <text:p text:style-name="P43"><text:a xlink:href="#__RefHeading___Toc11875_1058660758" office:target-frame-name="_top" xlink:show="replace">2.3.1 O que é simulação<text:tab/>15</text:a></text:p>
          <text:p text:style-name="P44"><text:a xlink:href="#__RefHeading___Toc11877_1058660758" office:target-frame-name="_top" xlink:show="replace">2.3.2 Simulação no processo de aprendizagem<text:tab/>17</text:a></text:p>
          <text:p text:style-name="P45"><text:a xlink:href="#__RefHeading___Toc11879_1058660758" office:target-frame-name="_top" xlink:show="replace">2.3.3 Conclusão<text:tab/>19</text:a></text:p>
          <text:p text:style-name="P46"><text:a xlink:href="#__RefHeading___Toc6515_975677452" office:target-frame-name="_top" xlink:show="replace"><text:s/>2.4 Os Jogos de Economia<text:tab/>19</text:a></text:p>
          <text:p text:style-name="Contents1"><text:a xlink:href="#__RefHeading___Toc6517_975677452" office:target-frame-name="_top" xlink:show="replace"><text:s/>3 Diagnóstico<text:tab/>20</text:a></text:p>
          <text:p text:style-name="P47"><text:a xlink:href="#__RefHeading___Toc6519_975677452" office:target-frame-name="_top" xlink:show="replace"><text:s/>3.1 Contextualização do problema<text:tab/>20</text:a></text:p>
          <text:p text:style-name="P48"><text:a xlink:href="#__RefHeading___Toc6521_975677452" office:target-frame-name="_top" xlink:show="replace"><text:s/>3.2 Diagnóstico/pesquisa<text:tab/>21</text:a></text:p>
          <text:p text:style-name="P49"><text:a xlink:href="#__RefHeading___Toc6523_975677452" office:target-frame-name="_top" xlink:show="replace"><text:s/>3.3 Análise dos dados e informações obtidas<text:tab/>21</text:a></text:p>
          <text:p text:style-name="P50"><text:a xlink:href="#__RefHeading___Toc6525_975677452" office:target-frame-name="_top" xlink:show="replace"><text:s/>3.4 Sumarização do<text:s/>diagnóstico<text:tab/>21</text:a></text:p>
          <text:p text:style-name="Contents1"><text:a xlink:href="#__RefHeading___Toc6527_975677452" office:target-frame-name="_top" xlink:show="replace"><text:s/>4 Proposta<text:tab/>22</text:a></text:p>
          <text:p text:style-name="P51"><text:a xlink:href="#__RefHeading___Toc6529_975677452" office:target-frame-name="_top" xlink:show="replace"><text:s/>4.1 E-Conomy Simulator<text:tab/>22</text:a></text:p>
          <text:p text:style-name="P52"><text:a xlink:href="#__RefHeading___Toc6531_975677452" office:target-frame-name="_top" xlink:show="replace"><text:s/>4.2 Aplicação<text:tab/>22</text:a></text:p>
          <text:p text:style-name="P53"><text:a xlink:href="#__RefHeading___Toc6533_975677452" office:target-frame-name="_top" xlink:show="replace"><text:s/>4.3 Resultados<text:tab/>22</text:a></text:p>
          <text:p text:style-name="Contents1"><text:a xlink:href="#__RefHeading___Toc6535_975677452" office:target-frame-name="_top" xlink:show="replace"><text:s/>5 Conclusão<text:tab/>23</text:a></text:p>
          <text:p text:style-name="Contents1"><text:a xlink:href="#__RefHeading___Toc6537_975677452" office:target-frame-name="_top" xlink:show="replace"><text:s/>6 Referências<text:tab/>24</text:a></text:p>
        </text:index-body>
      </text:table-of-content>
      <text:p text:style-name="Standard"/>
      <text:h text:style-name="Título1" text:outline-level="1"><text:bookmark-start text:name="__RefHeading___Toc6483_975677452"/><text:soft-page-break/>Introdução<text:bookmark-end text:name="__RefHeading___Toc6483_975677452"/></text:h>
      <text:p text:style-name="Textbody">Há no mundo dos negócios, uma crescente e desafiante busca<text:s/>pelo entendimento do modelo baseado em uma governança tripolar que implica trocas dinâmicas entre governo, empresas e sociedade civil e um mundo tridimensional onde se consideram meio ambiente, economia e sociedade (VASCONCELOS; JUNIOR; SILVA, 2013).</text:p>
      <text:p text:style-name="Textbody">As disciplinas lecionadas<text:s/><text:span text:style-name="T54">em</text:span><text:s/>escola de negócios estão presentes em diversos cursos cujo o objetivo é empreender ou lidar com empreendimento. O sucesso do gestor de uma empresa depende de uma compreensão das decisões do governo, pois em meio a governança tripolar<text:span text:style-name="Ref.denotaderodapé"><text:note text:note-class="footnote" text:id="_ftn0"><text:note-citation>1</text:note-citation><text:note-body><text:p text:style-name="Footnote"><text:s/>Governo, empresas e sociedade civil.</text:p></text:note-body></text:note></text:span>, o governo se apresenta como o gestor público dos recursos do estado.</text:p>
      <text:p text:style-name="Textbody">Com o poder de tomar decisões macroeconômicas, afetando também a microeconomia, o impacto do governo no mundo dos negócios pode ser muito grande, sendo assim é necessária a compreensão e antecipação de possíveis resultados.</text:p>
      <text:p text:style-name="Text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text:p>
      <text:p text:style-name="Textbody">Um dos pilares da compreensão macroeconômica é o modelo IS-LM, que descreve a<text:s/>formalização matemática modernizada de<text:s/><text:span text:style-name="T55">A Teoria Geral do Emprego, do Juro e da Moeda<text:s/></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text:s/><text:span text:style-name="T56">taxa de</text:span><text:s/>renda. Mesmo que sendo apenas duas variáveis, há necessidade, nesse caso, de uma aproximação do modelo apresentado ao aluno juntamente com aplicações práticas em um contexto global, ou<text:s/>como no popular “<text:span text:style-name="T57">o professor precisa demonstrar inicialmente como tudo se encaixa ao final”<text:s/></text:span>(DORNBUSCH; FISCHER; STARTZ, 2013).</text:p>
      <text:soft-page-break/>
      <text:p text:style-name="Textbody">Sendo assim, um cenário construído com apenas duas variáveis já se torna complexo o suficiente para a compreensão de sua<text:s/>totalidade por parte do aluno. Nesse ponto o modelo de texto expositivo-explicativo possui uma limitação.</text:p>
      <text:p text:style-name="Textbody">Propostas para simplificar o estudo da economia para gestão pública e negócios tornam-se evidentes quando analisado o distanciamento que há entre a economia teórica e sua aplicabilidade.</text:p>
      <text:p text:style-name="Textbody">Pelas disciplinas de<text:s/>economia<text:s/>nas escolas de negócios estarem fortemente ligadas ao mundo real, é justificada a criação de metodologias de<text:s/>ensino<text:s/>que propõe ao aluno a prática, vivenciando o risco de falhar nas decisões tomadas em um cenário proposto. Isso reforça o aprendizado teórico do aluno.</text:p>
      <text:p text:style-name="Textbody">As escolas de negócios já utiliza<text:span text:style-name="T58">m</text:span><text:s/>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text:s/>(FILHO; PESSÔA, 2000, p. 2).</text:p>
      <text:p text:style-name="Textbody">Os avanços tecnológicos atuais incentivaram a criação dos jogos empresariais em modelos de simulação computacional, que são atrativos para jovens e adultos devido à popularidade de jogos eletrônicos. Apesar de modelos semelhantes<text:s/><text:span text:style-name="T59">a</text:span><text:s/>jogos empresariais já serem utilizados a muito tempo na educação acadêmica, simulações estratégicas, estudo de caso, etc. Segundo (MAJER; DUDUCHI, 2015, p. 33)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text:p>
      <text:p text:style-name="Textbody">(MAJER; DUDUCHI, 2015, p. 23) fazem uma análise<text:s/>da utilização de simuladores ao longo do tempo, dentre eles citam o trabalho de<text:s/>Bernard (2006, apud MAJER; DUDUCHI, 2015, p. 35), que diz ser o<text:s/><text:span text:style-name="T60"><office:annotation office:name="1"><dc:creator>Conta da Microsoft</dc:creator><dc:date>2020-11-17T10:21:00</dc:date><text:p text:style-name="Textodecomentário">Usar itálico para nomes e expressões em lígua estrangeira.</text:p></office:annotation>Top<text:s/></text:span><text:span text:style-name="T61"><office:annotation office:name="0"><dc:creator>Conta da Microsoft</dc:creator><dc:date>2020-11-17T10:21:00</dc:date><text:p text:style-name="Textodecomentário"/></office:annotation>Management</text:span><text:span text:style-name="T62"><office:annotation-end office:name="0"/></text:span><text:span text:style-name="T63"><text:s/>Decision Game da American Management Association</text:span><text:span text:style-name="T64"><office:annotation-end office:name="1"/></text:span><text:s/>o primeiro jogo de empresas. Sendo desenvolvido<text:s/>em 1956, tendo logo em seguida o lançamento de um segundo jogo, chamado de<text:s/><text:span text:style-name="T65">Business Management Game</text:span>, criado pela empresa McKinsey &amp; Company.</text:p>
      <text:soft-page-break/>
      <text:p text:style-name="Textbody">O interesse das corporações nos jogos de empresas cresceu, levando a criação de diversas organizações voltadas para o desenvolvimento deles em diversos países, tais como, segundo Faria et al (2009, apud MAJER; DUDUCHI, 2015, p. 35):</text:p>
      <text:list text:style-name="LFO2" text:continue-numbering="true">
        <text:list-item>
          <text:p text:style-name="P66">NASAGA (North American Simulation and Gaming Association), ISAGA (International Simulation and Gaming Association);</text:p>
        </text:list-item>
        <text:list-item>
          <text:p text:style-name="P67">SAGSET (Society for<text:s/>the Advancement of Games and Simulations in Education and Training);</text:p>
        </text:list-item>
        <text:list-item>
          <text:p text:style-name="P68">ABSEL (Association for Business Simulation and Experiential Learning), JASAG (Japanese Association for Simulation and Gaming);</text:p>
        </text:list-item>
        <text:list-item>
          <text:p text:style-name="P69">SAGSAGA (Swiss, Austrian and German Simulation and Gaming);</text:p>
        </text:list-item>
        <text:list-item>
          <text:p text:style-name="P70">SAGANET (Simulation and Gaming Association);</text:p>
        </text:list-item>
        <text:list-item>
          <text:p text:style-name="P71">SSAGSg (Society of Simulation and Gaming of Singapore);</text:p>
        </text:list-item>
        <text:list-item>
          <text:p text:style-name="P72">ECGBL (European Conference of Games Based Learning);</text:p>
        </text:list-item>
        <text:list-item>
          <text:p text:style-name="P73">INDSAGA (Indian Simulation and Gaming Association);</text:p>
        </text:list-item>
        <text:list-item>
          <text:p text:style-name="P74">ThaiSim (Thai Association for Simulation<text:s/>and Gaming).</text:p>
        </text:list-item>
      </text:list>
      <text:p text:style-name="P75"/>
      <text:p text:style-name="Textbody">E seguindo essa tendência, o presente trabalho foi elaborado, ao utilizar um simulador/jogo para ser disponibilizado para pessoas interessadas a testar o conhecimento adquirido sobre políticas econômicas.</text:p>
      <text:p text:style-name="P76"/>
      <text:h text:style-name="Título2" text:outline-level="2"><text:bookmark-start text:name="__RefHeading___Toc6485_975677452"/>Tema<text:bookmark-end text:name="__RefHeading___Toc6485_975677452"/></text:h>
      <text:p text:style-name="Textbody">Simuladores no auxílio do processo de aprendizagem sobre políticas econômicas<text:s/><text:span text:style-name="T77">e seus impactos sobre a sociedade</text:span>.</text:p>
      <text:p text:style-name="Textbody"/>
      <text:h text:style-name="Título2" text:outline-level="2"><text:bookmark-start text:name="__RefHeading___Toc6487_975677452"/>Problema social<text:bookmark-end text:name="__RefHeading___Toc6487_975677452"/></text:h>
      <text:p text:style-name="Textbody">Dificuldade no processo de aprendizagem sobre políticas econômicas<text:s/><text:span text:style-name="T78">em</text:span><text:s/>disciplinas de negócios.</text:p>
      <text:p text:style-name="Textbody">A função do<text:s/><text:span text:style-name="T79">E</text:span>stado relacionado à economia sempre compôs um dos assuntos mais debatidos em disciplinas de negócios. O<text:s/><text:span text:style-name="T80">E</text:span>stado é a maior organização do Brasil e possui uma atuação direta e importante no controle da economia do país. Muitas vezes descrita como “máquina pública”, depende de várias variáveis para funcionar, o que aumenta a complexidade na compreensão de seus processos.</text:p>
      <text:p text:style-name="Textbody"/>
      <text:h text:style-name="Título2" text:outline-level="2"><text:bookmark-start text:name="__RefHeading___Toc6489_975677452"/><text:soft-page-break/>Problema científico<text:bookmark-end text:name="__RefHeading___Toc6489_975677452"/></text:h>
      <text:p text:style-name="Textbody">O tópico de<text:s/>políticas econômic<text:span text:style-name="T81">a</text:span>s<text:s/>é de grande importância no momento atual do Brasil, sendo necessário que haja um foco maior, facilitando o processo de aprendizagem para os alunos dessa matéria, reduzindo<text:s/>a complexidade nos estudos.</text:p>
      <text:p text:style-name="Textbody">A partir das adversidades descritas anteriormente, uma possível proposta pode ser identificada respondendo a seguinte pergunta:<text:s/><text:span text:style-name="T82">c</text:span><text:span text:style-name="T83">omo podemos facilitar o processo de aprendizagem sobre políticas econômicas nas disciplinas de<text:s/></text:span><text:span text:style-name="T84">negócios?</text:span></text:p>
      <text:p text:style-name="Textbody">A proposta poderá ser utilizada por alunos ou pessoas que queiram entender do assunto, facilitando seu aprendizado.</text:p>
      <text:p text:style-name="Textbody"/>
      <text:h text:style-name="Título2" text:outline-level="2"><text:bookmark-start text:name="__RefHeading___Toc6491_975677452"/>Hipótese<text:bookmark-end text:name="__RefHeading___Toc6491_975677452"/></text:h>
      <text:p text:style-name="Textbody">O desenvolvimento de um simulador<text:s/>de políticas econômicas<text:s/>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body"/>
      <text:h text:style-name="Título2" text:outline-level="2"><text:bookmark-start text:name="__RefHeading___Toc6493_975677452"/>Variável independente<text:bookmark-end text:name="__RefHeading___Toc6493_975677452"/></text:h>
      <text:p text:style-name="Textbody">O desenvolvimento de um simulador<text:s/>de políticas econômicas.</text:p>
      <text:p text:style-name="Textbody"/>
      <text:h text:style-name="Título2" text:outline-level="2"><text:bookmark-start text:name="__RefHeading___Toc6495_975677452"/>Variável dependente<text:bookmark-end text:name="__RefHeading___Toc6495_975677452"/></text:h>
      <text:p text:style-name="Textbody">Facilitação do processo de aprendizagem sobre políticas econômicas nas disciplinas de negócio.</text:p>
      <text:p text:style-name="Textbody"/>
      <text:h text:style-name="Título2" text:outline-level="2"><text:bookmark-start text:name="__RefHeading___Toc6497_975677452"/>Objetivo geral<text:bookmark-end text:name="__RefHeading___Toc6497_975677452"/></text:h>
      <text:p text:style-name="Textbody">Facilitar o processo de aprendizagem sobre políticas econômicas nas disciplinas de negócios.</text:p>
      <text:p text:style-name="Textbody"/>
      <text:h text:style-name="Título3" text:outline-level="3"><text:bookmark-start text:name="__RefHeading___Toc6499_975677452"/>Objetivos específicos<text:bookmark-end text:name="__RefHeading___Toc6499_975677452"/></text:h>
      <text:list text:style-name="LFO3" text:continue-numbering="true">
        <text:list-item>
          <text:p text:style-name="P85">Definir os conceitos a serem simulados;<text:s/><text:span text:style-name="T86">{</text:span><text:span text:style-name="T87">???<text:s/></text:span><text:span text:style-name="T88">Delimitar o escopo de variáveis a serem modeladas}</text:span></text:p>
        </text:list-item>
        <text:list-item>
          <text:p text:style-name="P89">Implementar um simulador de políticas econômicas<text:s/><text:span text:style-name="T90">baseado no modelo IS_LM</text:span><text:span text:style-name="T91"><text:s/>para uma economia com governo e fechada (sem resto do mundo)</text:span>;</text:p>
        </text:list-item>
        <text:list-item>
          <text:p text:style-name="P92">Aplicar a solução em um grupo de alunos interessados;<text:s/><text:span text:style-name="T93">{isso continua válido? Vocês aplicarão}</text:span></text:p>
        </text:list-item>
        <text:list-item>
          <text:p text:style-name="P94">Analisar o impacto do simulador no processo de aprendizagem de políticas econômicas.<text:s/><text:span text:style-name="T95">{???<text:s/></text:span><text:span text:style-name="T96">Não e</text:span><text:span text:style-name="T97">st</text:span><text:span text:style-name="T98">aria</text:span><text:span text:style-name="T99"><text:s/>relacionado ao<text:s/></text:span><text:span text:style-name="T100">objetivo<text:s/></text:span><text:span text:style-name="T101">anterior</text:span><text:span text:style-name="T102">?<text:s/></text:span><text:span text:style-name="T103">}</text:span></text:p>
        </text:list-item>
      </text:list>
      <text:p text:style-name="P104"/>
      <text:h text:style-name="Título2" text:outline-level="2"><text:bookmark-start text:name="__RefHeading___Toc11873_1058660758"/>Justificativa e relevância<text:bookmark-end text:name="__RefHeading___Toc11873_1058660758"/></text:h>
      <text:p text:style-name="Textbody">A proposta desse trabalho é o desenvolvimento<text:s/>de um jogo/simulador<text:s/>econômico para o auxílio nas disciplinas de negócios.<text:s/>A<text:s/>ideia é<text:s/>propor<text:s/>uma plataforma para que o aluno coloque em prática o conhecimento adquirido em sala de aula, facilitando assim a assimilação do conhecimento. (LEVY, 2004, p. 122) diz que:</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body">A necessidade do desenvolvimento de métodos com objetivo de aproximar o aluno da aprendizagem em economia fica evidente quando a ciência econômica se distancia<text:s/>da realidade em que é aplicada utilizando-se de simplificações de um todo complexo<text:s/><text:span text:style-name="T105">{cuidado, pois o IS-LM é uma simplificação muistas vezes criticada por ser estática em vez de dinâmica: apenas uma variável mudando por vez. Todavia perfeitamente aplicável para objetivos de aprendizagem. Contudo o aluno deve ser lembrado de que, na vida real, muitas variáveis podem mudar simultaneamente}</text:span>. Por meio da simplificação de modelos complexos perdem-se detalhes que são importantes para a aprendizagem lúdica.</text:p>
      <text:p text:style-name="Textbody">A abstração no processo ensino-aprendizagem utilizando uma simulação pode culminar em novas soluções para situações conhecidas, mesmo sendo baseada em um cenário<text:s/><text:span text:style-name="T106">de<text:s/></text:span>econômico controlado. Levy (2004, p. 75) contextualiza que:</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body">Logo, tais atividades utilizadas no âmbito cognitivo, possuem uma<text:s/>origem eminentemente prática. Dessa forma é possível interpretar um mundo maior do que o<text:s/><text:soft-page-break/>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text:p>
      <text:p text:style-name="Textbody"/>
      <text:h text:style-name="Título2" text:outline-level="2"><text:bookmark-start text:name="__RefHeading___Toc6503_975677452"/>Delimitação de estudo<text:bookmark-end text:name="__RefHeading___Toc6503_975677452"/></text:h>
      <text:p text:style-name="Textbody">A pesquisa é delimitada as turmas do IFES Campus Colatina<text:s/><text:span text:style-name="T107">{isso continua válido?}</text:span><text:s/>que possuem matérias<text:s/>relacionada<text:s/>a políticas econômicas, apesar do problema registrado inicialmente ser de âmbito nacional, a proposta<text:s/><text:span text:style-name="T108">caso</text:span><text:s/>aplicada, só corresponderá aos alunos<text:s/>da instituição IFES Campus Colatina.</text:p>
      <text:p text:style-name="Textbody"/>
      <text:h text:style-name="Título2" text:outline-level="2"><text:bookmark-start text:name="__RefHeading___Toc6505_975677452"/>Novidade científica<text:bookmark-end text:name="__RefHeading___Toc6505_975677452"/></text:h>
      <text:p text:style-name="Textbody">Apesar de existirem alguns jogos relacionados a decisões econômicas e gestão pública, que permitem a criação de um cenário próprio controlado, estes estão ligados a aspectos específicos e com flexibilização limitada a poucas variáveis (SAUAIA, 2010). Então a solução proposta neste projeto, pretende abranger toda as variáveis presentes no modelo IS/LM/BP<text:s/><text:span text:style-name="T109">{O BP também? Vão tratar o mercado externo, cotação do dólar, movimento de capitais, saldo da balança comercial?}</text:span>, acrescentando ao conceito de Simuladores. Se tornando assim, uma ferramenta de estudo focado nessa especialidade, utilizando cenários fictícios para se obter um melhor<text:s/><text:span text:style-name="T110">a</text:span>proveito do aprendizado das disciplinas de negócios.</text:p>
      <text:h text:style-name="Título1" text:outline-level="1"><text:bookmark-start text:name="__RefHeading___Toc6507_975677452"/>Referencial teórico<text:bookmark-end text:name="__RefHeading___Toc6507_975677452"/></text:h>
      <text:p text:style-name="Textbody"><text:span text:style-name="T111">De acordo com as<text:s/></text:span><text:span text:style-name="T112">reg</text:span><text:span text:style-name="T113">ras</text:span><text:span text:style-name="T114"><text:s/>ABNT é necessário um texto aqui, entre<text:s/></text:span><text:span text:style-name="T115">um</text:span><text:span text:style-name="T116"><text:s/>título primário e outro.</text:span></text:p>
      <text:h text:style-name="Título2" text:outline-level="2"><text:bookmark-start text:name="__RefHeading___Toc6509_975677452"/>O Estudo nas Escolas de Negócios<text:bookmark-end text:name="__RefHeading___Toc6509_975677452"/></text:h>
      <text:p text:style-name="Text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body">As escolas de negócios estão em crescente desenvolvimento de suas técnicas de ensino devido às mudanças globais sofridas constantemente no mundo dos negócios e todos os outros fatores que o torna complexo.<text:s/>A motivação para esse<text:s/><text:soft-page-break/>desenvolvimento constante está inserida nos métodos de ensino-aprendizagem desde as primeiras escolas.</text:p>
      <text:p text:style-name="Textbody">A Aula do Comércio é considerada uma das escolas de negócios mais antigas do mundo. Em 22 de Maio de 1759 foi aprovado o Estatuto<text:s/>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LIRA, 2011, p. 58).</text:p>
      <text:p text:style-name="Textbody">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RODRIGUES; GOMES; CRAIG, 2003, p. 47):</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text:p>
      <text:p text:style-name="Quotations">2. Por outro lado, houve durante a primeira metade do século um grande movimento de interesse pelos problemas no ensino que se traduziu em importantes obras, algumas delas na área do Comércio.</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text:p>
      <text:p text:style-name="Quotations">4. Mas é nos condicionalismos económicos (ligados à ascensão burguesa) e na remodelação administrativa (tão importante para a consolidação do Estado</text:p>
      <text:p text:style-name="Quotations">Absoluto seguido pelo Marquês de Pombal) que se encontram as principais razões para a criação de uma escola destinada a preparar negociantes instruídos, guarda-livros eficazes e funcionários competentes.”</text:p>
      <text:p text:style-name="Textbody">A revolução causada pela Aula do Comércio logo foi percebida, principalmente pelo quarto motivo abordado por Santana, pois era necessário melhorar tanto a educação dos funcionários do estado quanto dos empresários locais. Segundo (RODRIGUES; GOMES; CRAIG, 2003, p. 47).</text:p>
      <text:p text:style-name="Quotations">“De facto, a criação do organismo executante da política pombalina e coordenador das actividades económicas do País – a Junta de Comércio – acabou por trazer ao de cima a falta de ordem que causava a ruína dos seus<text:s/><text:soft-page-break/>proprietários. Esta situação, aliada ao facto de os funcionários do Estado estarem mal preparados, exigia medidas urgentes e, por isso, o Marquês de Pombal criou a Aula do Comércio.”</text:p>
      <text:p text:style-name="Textbody">Devido as atividades desempenhadas na época e as necessidades mais básicas, as disciplinas lecionadas eram muito mais simples que as atuais, envolvendo principalmente (RODRIGUES; GOMES; CRAIG, 2003, p. 47):</text:p>
      <text:list text:style-name="LFO4" text:continue-numbering="true">
        <text:list-item>
          <text:p text:style-name="P117">A Aritmética;</text:p>
        </text:list-item>
        <text:list-item>
          <text:p text:style-name="P118">Os Câmbios, Pesos e Medidas;</text:p>
        </text:list-item>
        <text:list-item>
          <text:p text:style-name="P119">Seguros;</text:p>
        </text:list-item>
        <text:list-item>
          <text:p text:style-name="P120">Método de escrever os Livros, ou partidas dobradas<text:span text:style-name="Ref.denotaderodapé"><text:note text:note-class="footnote" text:id="_ftn1"><text:note-citation>2</text:note-citation><text:note-body><text:p text:style-name="Footnote"><text:s/>Um método contábil em que a cada lançamento, o valor total lançado nas contas a débito deve ser sempre igual ao total do valor lançado nas contas a crédito. Ou seja, não há devedor sem credor correspondente. A todo débito corresponde um crédito de igual valor<text:s/>e vice-versa. Se aumentar de um lado, deve consequentemente aumentar do outro lado também. Como é mais comum uma transação conter somente duas entradas, sendo uma entrada de crédito em uma conta e uma entrada de débito em outra conta, daí a origem do nome<text:s/>"dobrado"<text:s/>(VIRTUOUS TECNOLOGIA DA INFORMAÇÃO, 2007).</text:p></text:note-body></text:note></text:span>.</text:p>
        </text:list-item>
      </text:list>
      <text:p text:style-name="Textbody">As bases de estudo da contabilidade portuguesa se mantiveram desde a Aula do Comércio, tanto que as partidas dobradas se mantém como um fundamento importante na contabilidade até os dias atuais,<text:s/>segundo LIRA (2011, p. 68):</text:p>
      <text:p text:style-name="Quotations">“Pode-se, igualmente, deduzir que, tal como hoje, o ensino da Contabilidade na Aula do Comércio partia das suas bases gerais para depois evoluir para o estudo de casos mais particulares e mais complexos, mas que não deixavam de<text:s/>se basear nas tais regras gerais previamente assimiladas.”</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text:p>
      <text:p text:style-name="Textbody">A importância da Aula do Comércio para a economia portuguesa é<text:s/>ressaltada também por (RODRIGUES; GOMES; CRAIG, 2003, p. 53):</text:p>
      <text:p text:style-name="Quotations">“Verifica-se que nesta Escola eram leccionadas as disciplinas que ainda hoje são básicas em qualquer Curso de Contabilidade, tratando-se de um curso com grande carácter teórico-prático. O Curso<text:s/>visava responder às necessidades práticas da época de uma burguesia em ascensão, tendo por esta Escola passado centenas e centenas de indivíduos que deram um<text:s/><text:soft-page-break/>grande contributo nas actividades económicas e nos serviços públicos onde foram inseridos”.</text:p>
      <text:p text:style-name="Textbody">Como<text:s/>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text:p>
      <text:p text:style-name="Text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text:s/>comparação com outras (SUTTO, 2019).</text:p>
      <text:p text:style-name="Text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U.S NEWS, 2019).</text:p>
      <text:p text:style-name="Textbody">Enquanto que no cenário nacional destaca-se a Fundação Dom Cabral, considerada pelo ranking de educação executiva do jornal britânico Financial Times a melhor escola de negócios da América Latina e a décima melhor do mundo<text:s/>(ÉPOCA NEGÓCIOS, 2019).</text:p>
      <text:p text:style-name="Textbody">Com uma<text:s/>cenário econômico muito mais globalizado e a alta complexidade dos negócios, dada gama de possibilidades, fez com que a diversidade no estudo em educação para negócios crescesse na mesma proporção.</text:p>
      <text:p text:style-name="Text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text:s/>públicas. E o marketing cresceu exponencialmente com as tecnologias da informação, além de que sua necessidade de compreender o comportamento das pessoas está próxima, mas com objetivo diferente, às ciências econômicas e os constantes estudos<text:s/><text:soft-page-break/>macroeconômicos sobre a tomada de decisão, tanto de investimento, quanto poupança da população.</text:p>
      <text:p text:style-name="Text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text:s/>(FUNDAÇÃO DOM CABRAL, 2020).</text:p>
      <text:p text:style-name="Textbody">Por sua vez, as instituições educacionais do setor público tem se preocupado com as necessidades atuais da gestão pública e privada, o IFES Campus Colatina, por exemplo, disponibiliza os cursos de pós-graduação Lato Senso em<text:s/>Gestão Pública e Administração Pública. Apesar de características e objetivos semelhantes, possuem particularidades ...</text:p>
      <text:p text:style-name="Textbody">Diante da oferta de capacitação para o gestor moderno, como a tecnologia pode contribuir para a percepção de um cenário como um todo?</text:p>
      <text:p text:style-name="Textbody">“Nesse contexto de mudanças em que a lógica econômica e utilitarista de curto prazo parece ceder espaço para uma lógica sustentável e de longo prazo<text:s/><text:span text:style-name="T121">(ALVES, 2001),</text:span><text:s/>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text:s/><text:span text:style-name="T122">(</text:span><text:span text:style-name="T123">CHANLAT, 2000; MINTZBERG, 2006; ALMEIDA, 2008).</text:span>” (VASCONCELOS; JUNIOR; SILVA, 2013, p. 48).</text:p>
      <text:p text:style-name="Textbody">https://forbes.uol.com.br/negocios/2019/03/descubra-o-que-e-a-educacao-executiva-4-0/</text:p>
      <text:p text:style-name="Textbody"/>
      <text:h text:style-name="Título2" text:outline-level="2"><text:bookmark-start text:name="__RefHeading___Toc6511_975677452"/><text:soft-page-break/>A Complexidade na economia<text:bookmark-end text:name="__RefHeading___Toc6511_975677452"/></text:h>
      <text:p text:style-name="Textbody">Falar<text:s/><text:span text:style-name="T124">{???</text:span><text:span text:style-name="T125"><text:s/>“Descrever como” em vez de “falar sobre como”</text:span><text:span text:style-name="T126">}</text:span><text:s/>sobre como uma decisão pode levar a várias<text:s/>outras reações inesperadas.</text:p>
      <text:p text:style-name="Textbody"/>
      <text:h text:style-name="Título2" text:outline-level="2"><text:bookmark-start text:name="__RefHeading___Toc6513_975677452"/>O Conhecimento por Simulação<text:bookmark-end text:name="__RefHeading___Toc6513_975677452"/></text:h>
      <text:p text:style-name="Textbody">Esse tópico fala<text:s/><text:span text:style-name="T127">{???}</text:span><text:s/>sobre o papel da simulação<text:s/>no<text:s/>auxílio do processo de<text:s/>ensino, tema abrangido pelo presente projeto,<text:s/>explicando<text:s/>o<text:s/>motivo do<text:s/>conceito de simuladores se<text:s/>encaixar na solução proposta. O<text:s/>tópico<text:s/>possui três seções, sendo elas:</text:p>
      <text:list text:style-name="LFO5" text:continue-numbering="true">
        <text:list-item>
          <text:p text:style-name="P128">O que é simulação;</text:p>
        </text:list-item>
        <text:list-item>
          <text:p text:style-name="P129">Simulação no processo de aprendizagem;</text:p>
        </text:list-item>
        <text:list-item>
          <text:p text:style-name="P130">Construtivismo;</text:p>
        </text:list-item>
        <text:list-item>
          <text:p text:style-name="P131">Conclusão.</text:p>
        </text:list-item>
      </text:list>
      <text:p text:style-name="Textbody"/>
      <text:h text:style-name="Título3" text:outline-level="3"><text:bookmark-start text:name="__RefHeading___Toc11875_1058660758"/>O que é simulação<text:bookmark-end text:name="__RefHeading___Toc11875_1058660758"/></text:h>
      <text:p text:style-name="Textbody">A simulação não é uma novidade e tem evoluído muito desde suas primeiras aplicações. A aplicabilidade da<text:s/>simulação é de extensão inimaginável e é utilizada nas mais diversas áreas do conhecimento (BALADEZ, 2016, p. 29).</text:p>
      <text:p text:style-name="Textbody">A necessidade de se utilizar a prática de simulação é antiga, muito antes de existirem os computadores.<text:s/>Ela tem origem na carência de representações de campo de batalha, onde era aplicado em tabuleiros. É necessário ressaltar, porém, que existe uma diferença entre simulação e<text:s/>representação, pois por mais que esses dois conceitos trabalhem juntos e auxiliam o processo de<text:s/>assimilação do conhecimento, ambos apresentam conceitos diferentes. A representação é estática, reproduzindo apenas os objetos nos<text:s/>sistemas, já a simulação é dinâmica, nela ocorre processo de movimento e/ou comportamento dos objetos que representam o sistema<text:s text:c="2"/>(BALADEZ, 2016, p. 30). Conclui-se então que a interatividade é o que distingue os dois termos, pois uma vez que<text:s/>o termo<text:s/>representação faz uma separação entre o sujeito e os objetos, a simulação é uma junção de ambos.</text:p>
      <text:p text:style-name="Textbody">Para explicar a evolução da simulação, Baladez (2016) utiliza<text:s/>um dos jogos mais conhecidos da antiguidade, que até nos dias atuais se faz presente<text:s/>como<text:s/>um tipo<text:s/>de entretenimento: o xadrez. Esse jogo assim como o Go, um outro jogo de tabuleiro antecessor do xadrez, teve um papel importante no treinamento de comandantes de exércitos antigos. O xadrez antes de se tornar um entretenimento<text:s/><text:soft-page-break/>era um simulador de batalhas com foco em estratégias. O tabuleiro representava o campo de batalha e as peças, as forças bélicas envolvidas em uma batalha.</text:p>
      <text:p text:style-name="Textbody">A evolução da simulação<text:s/>é fortemente ligada à história militar, Dunnigan e Perla (apud BALADEZ, 2016, p. 32) dizem que no século XVII surgiu um moderno jogo de guerra, inicialmente, apresentando características do xadrez, porém este adicionava elementos de paisagem e outras características avançadas, aumentando o detalhamento e ampliando as possibilidades.</text:p>
      <text:p text:style-name="Textbody">Foi visto na simulação então, uma maneira de testar teorias e reações simples. Os oficiais estudavam estratégias, faziam experimentos sem envolver nenhuma vida, sem perder qualquer parte das tropas. Na primeira guerra mundial, 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p>
      <text:p text:style-name="Textbody">A segunda guerra mundial por sua vez impulsionou o desenvolvimento científico, surgindo nela, as primeiras máquina computacionais, dando assim, o primeiro e mais importante passo<text:s/>para o desenvolvimento de sistemas mais complexos e avançados de simulação. “e com o avanço quase exponencial da tecnologia computacional do último século, sistemas bastante realistas têm auxiliado cada vez mais os exércitos no treinamento de seus contingentes” Dunnigan e Perla (apud SCHITCOSKI, 2009).</text:p>
      <text:p text:style-name="Textbody">Uma<text:s/>resumo<text:s/>do conceito de simulação é abordado por Filho e Scarpelini (2007, p. 162):</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body">Ou ainda Filho e Scarpelini (2007, p. 162) simplificam a definição como: “técnica que se utiliza um simulador, considerando-se simulador como objeto ou representação parcial ou total de uma tarefa a ser replicada”. O simulador citado na definição, pode adquirir diversas formas, isso dependerá da tarefa executada, porém <text:s/>com o avanço quase exponencial da tecnologia, citado anteriormente, os<text:s/><text:soft-page-break/>computadores se tornaram a opção mais<text:s/>atrativa. Com a utilização dos computadores, é possível ter acesso a um ambiente com maiores recursos de simulação virtual (FILHO; SCARPELINI, 2007, p. 163). Assim os computadores proporcionam a integração de diversas combinações de recursos para a simulação de tarefas complexas.</text:p>
      <text:p text:style-name="Textbody"/>
      <text:h text:style-name="Título3" text:outline-level="3"><text:bookmark-start text:name="__RefHeading___Toc11877_1058660758"/>Simulação n<text:span text:style-name="T132">o</text:span><text:s/>processo de aprendizagem<text:bookmark-end text:name="__RefHeading___Toc11877_1058660758"/></text:h>
      <text:p text:style-name="Textbody">Para <text:s/>o<text:s/>conhecimento ser processado de forma mais completa, muitas vezes é necessário<text:s/>haver um<text:s/>contato com o que teoria explica,<text:s/>uma experiência prática pode ser a chave. Nada melhor que uma<text:s/>forma<text:s/>de<text:s/>solidificar um conhecimento adquirido,<text:s/>testando-o e<text:s/>observando as reações<text:s/>diante de nossos olhos.</text:p>
      <text:p text:style-name="Textbody">O processo cognitivo<text:s/>pode se mostrar, as vezes, difícil e lento.<text:s/>Portanto é necessário ferramentas e métodos para tornar esse processo mais simples<text:s/>e<text:s/>descomplicado e ao mesmo tempo, torná-lo<text:s/>produtivo e eficiente. Essa é algumas das<text:s/>vantagens que<text:s/><text:span text:style-name="T133">Goldschmidt (1977, p. 2) descreve em suas experiências</text:span><text:s/>utilizando jogos e<text:s/>simulações no processo de ensino.</text:p>
      <text:p text:style-name="Textbody">A Física<text:s/>renascentista<text:s/>utilizou-se da simulação como uma tática cognitiva legítima. Galileu e seus sucessores no século XVII ensaiaram suas teorias a partir de modelos, podemos dizer, simularam. São muito conhecidos os termos “método experimental” ou “empirismo” que encontram aí sua origem (BALADEZ, 2016, p.<text:s/>31).</text:p>
      <text:p text:style-name="Textbody">Fazendo uma reflexão sobre como a simulação auxilia no processo<text:s/>cognitivo do aluno,<text:s/>Moura (2014, p. 12) ressalta:</text:p>
      <text:p text:style-name="Quotations">Todas as crianças ou a maioria<text:s/><text:span text:style-name="T134">{???}</text:span>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text:s/><text:span text:style-name="T135">{???}</text:span>. Isto depende da sua criatividade.<text:s/><text:s/></text:p>
      <text:p text:style-name="Textbody"/>
      <text:p text:style-name="Textbody">A técnicas para<text:s/>simular um ambiente baseado no mundo real vem sendo utilizadas para fins didáticos em várias áreas do conhecimento, se tornando um<text:s/><text:soft-page-break/>instrumento pedagógico em várias matérias. Alguns autores falam sobre<text:s/>sua<text:s/>experiências nas mais diversas áreas.</text:p>
      <text:p text:style-name="Textbody">Sanino (2012)<text:s/>utilizou simulação como ferramenta didática em um curso de enfermagem e concluiu:</text:p>
      <text:p text:style-name="Quotations">“No campo da Enfermagem, as opções pedagógicas adotadas refletem a ideologia do contexto em que se inserem, tendo por base uma concepção de como se quer que as pessoas aprendam e, a partir daí, sejam capazes de transformar a realidade, se assim o desejarem. Deste modo, a<text:s/><text:span text:style-name="T136">idéia</text:span><text:s/>de formação que se fundamenta na pedagogia da simulação mediante a inserção em realidades concretas privilegiou uma educação voltada para a prática.<text:s/>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text:s/>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body"/>
      <text:p text:style-name="Textbody">Vargas et al, (2009) relata a experência utilizando a técnica no ensino do curso de medicina:</text:p>
      <text:p text:style-name="Quotations">“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Textbody"/>
      <text:p text:style-name="Textbody">Miranda,<text:s/>Vanin,<text:s/>Bechara<text:s/>(2004, p. 10)<text:s/>utilizou simuladores como método<text:s/>didático em um curso de Física, na matéria de Mecânica, os autores destacam o que foi observado na compreensão dos alunos:</text:p>
      <text:soft-page-break/>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colocarem questões sobre o que estudam, numa postura mais ativa diante do seu próprio aprendizado. “</text:p>
      <text:p text:style-name="Textbody"/>
      <text:p text:style-name="Textbody">Os<text:s/>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p>
      <text:list text:style-name="LFO6" text:continue-numbering="true">
        <text:list-item>
          <text:p text:style-name="P137">economia de recursos: não é necessário a utilização de recursos físicos para uma simulação, isso evita avarias desnecessária de recursos;</text:p>
        </text:list-item>
        <text:list-item>
          <text:p text:style-name="P138">sem prejuízo com falhas: ao falhar num ambiente controlado não<text:s/>haverá consequências no mundo real. Nas disciplinas de medicina, por exemplo, o erro cometido por um aluno não afetará um paciente real;</text:p>
        </text:list-item>
        <text:list-item>
          <text:p text:style-name="P139">ambiente físico dispensável: algumas áreas necessitam de um ambiente específico para se trabalhar, com a simulação esse<text:s/>cenário pode ser construído dentro do simulador;</text:p>
        </text:list-item>
        <text:list-item>
          <text:p text:style-name="P140">teste de hipóteses controlados: com um cenário simulado, um aluno pode testar suas hipóteses e obter resultados para comparação de forma muito controlada, ajudando bastante no processo de aprendizagem;</text:p>
        </text:list-item>
        <text:list-item>
          <text:p text:style-name="P141">pouca dependência do docente: como citado por Sanino (2012)<text:s/>a simulação é uma estratégia de ensino aprendizagem para o docente, isso proporciona<text:s/>a<text:s/>construção de experiências que<text:s/>exige a<text:s/>reflexão do aluno, possibilitando<text:s/>a ele a<text:s/>capacidade de auto conduzir o seu próprio processo formativo.</text:p>
        </text:list-item>
      </text:list>
      <text:p text:style-name="P142"/>
      <text:h text:style-name="Título3" text:outline-level="3"><text:bookmark-start text:name="__RefHeading___Toc11879_1058660758"/>Conclusão<text:bookmark-end text:name="__RefHeading___Toc11879_1058660758"/></text:h>
      <text:p text:style-name="Textbody">---</text:p>
      <text:p text:style-name="Textbody"/>
      <text:h text:style-name="Título2" text:outline-level="2"><text:bookmark-start text:name="__RefHeading___Toc6515_975677452"/>Os Jogos de Economia<text:bookmark-end text:name="__RefHeading___Toc6515_975677452"/></text:h>
      <text:p text:style-name="Textbody">Accioly<text:s/><text:bookmark-start text:name="ZOTERO_ITEM_CSL_CITATION_{&quot;citationID&quot;:&quot;"/>(2006)<text:bookmark-end text:name="ZOTERO_ITEM_CSL_CITATION_{&quot;citationID&quot;:&quot;"/><text:s/>cita a frase “Aprendizado e jogo, conhecimento de entretenimento” se referindo a simulação computacional, que se utiliza do jogo para ensinar e do entretenimento para desenvolver o conhecimento.</text:p>
      <text:h text:style-name="Título1" text:outline-level="1"><text:bookmark-start text:name="__RefHeading___Toc6517_975677452"/><text:soft-page-break/>Diagnóstico<text:bookmark-end text:name="__RefHeading___Toc6517_975677452"/></text:h>
      <text:h text:style-name="Título2" text:outline-level="2"><text:bookmark-start text:name="__RefHeading___Toc6519_975677452"/>Contextualização do problema<text:bookmark-end text:name="__RefHeading___Toc6519_975677452"/></text:h>
      <text:p text:style-name="Textbody"><text:span text:style-name="T143">/* (rafael) Eu achei melhor colocar aqui essa parte, porquê acredito que explicar a teoria da complexidade aqui, seria de melhor proveito */</text:span><text:span text:style-name="T144"><text:s/></text:span><text:span text:style-name="T145">{Concordo}</text:span></text:p>
      <text:p text:style-name="Textbody">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text:s/><text:span text:style-name="T146">(</text:span><text:span text:style-name="T147">Schlicht, 1985).</text:span></text:p>
      <text:p text:style-name="Textbody">Entre outras utilizações, Ceteris Paribus é apenas um dos exemplos que apontam que a economia se distanciou da aplicação prática, tornando-se mais próximo de um instrumento de estudo dela mesma.<text:s/><text:span text:style-name="T148">Ormerod (1996),</text:span><text:s/>em suas críticas aos métodos<text:s/>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text:s/><text:span text:style-name="T149">(Seret ta, 1997)</text:span>.</text:p>
      <text:p text:style-name="P150">Butterfly Economics (preciso ler ele) (1999)</text:p>
      <text:p text:style-name="Textbody"><text:span text:style-name="T151">A economia possui todos os requisitos que a caracterizam como um sistema complexo....</text:span><text:span text:style-name="T152">{seria interessante aprofundar um pouco essa questão da economia como um sistema adaptativo complexo}</text:span></text:p>
      <text:p text:style-name="Textbody">O pensamento complexo observa o sistema como um todo indissociável, onde<text:s/><text:span text:style-name="T153">“o todo pertence as partes e as partes pertencem ao todo”</text:span>. A proposta complexa é uma abordagem multidisciplinar e multirreferenciada para a construção do conhecimento, pois aborda fenômenos de totalidade orgânica, onde há caos, incerteza e ambiguidade.<text:s/><text:span text:style-name="T154">(Morin, 1991)</text:span></text:p>
      <text:p text:style-name="Textbody">Dessa forma, a abordagem de aprendizado omitindo ou desconsiderando variáveis que podem influenciar a interação entre as que se deseja analisar relações, faz oposição a visão do todo e não trata a economia como um sistema complexo.</text:p>
      <text:p text:style-name="Textbody"/>
      <text:h text:style-name="Título2" text:outline-level="2"><text:bookmark-start text:name="__RefHeading___Toc6521_975677452"/>Diagnóstico/pesquisa<text:bookmark-end text:name="__RefHeading___Toc6521_975677452"/></text:h>
      <text:p text:style-name="Textbody"/>
      <text:h text:style-name="Título2" text:outline-level="2"><text:bookmark-start text:name="__RefHeading___Toc6523_975677452"/><text:soft-page-break/>Análise dos dados e informações obtidas<text:bookmark-end text:name="__RefHeading___Toc6523_975677452"/></text:h>
      <text:p text:style-name="Textbody"/>
      <text:h text:style-name="Título2" text:outline-level="2"><text:bookmark-start text:name="__RefHeading___Toc6525_975677452"/>Sumarização do diagnóstico<text:bookmark-end text:name="__RefHeading___Toc6525_975677452"/></text:h>
      <text:h text:style-name="Título1" text:outline-level="1"><text:bookmark-start text:name="__RefHeading___Toc6527_975677452"/>Proposta<text:bookmark-end text:name="__RefHeading___Toc6527_975677452"/></text:h>
      <text:p text:style-name="Textbody">Criação do jogo</text:p>
      <text:h text:style-name="Título2" text:outline-level="2"><text:bookmark-start text:name="__RefHeading___Toc6529_975677452"/>E-Conomy Simulator<text:bookmark-end text:name="__RefHeading___Toc6529_975677452"/></text:h>
      <text:p text:style-name="Textbody">Descrever a criação do jogo E-Conomy Simulator, bem como diagrama de classes e documentação (usar uma forma atualizada<text:s/>dessa documentação online).</text:p>
      <text:p text:style-name="Textbody"/>
      <text:h text:style-name="Título2" text:outline-level="2"><text:bookmark-start text:name="__RefHeading___Toc6531_975677452"/>Aplicação<text:bookmark-end text:name="__RefHeading___Toc6531_975677452"/></text:h>
      <text:p text:style-name="Textbody">Descrever o modelo de avaliação de aprendizagem Kirkpatrick.</text:p>
      <text:p text:style-name="Textbody"/>
      <text:h text:style-name="Título2" text:outline-level="2"><text:bookmark-start text:name="__RefHeading___Toc6533_975677452"/>Resultados<text:bookmark-end text:name="__RefHeading___Toc6533_975677452"/></text:h>
      <text:p text:style-name="Textbody">Avaliação de resultados de acordo com o modelo Kirkpatrick.</text:p>
      <text:h text:style-name="Título1" text:outline-level="1"><text:bookmark-start text:name="__RefHeading___Toc6535_975677452"/>Conclusão<text:bookmark-end text:name="__RefHeading___Toc6535_975677452"/></text:h>
      <text:p text:style-name="Textbody">É a constatação da pesquisa, elucidando se foi ou não alcançado o objetivo proposto. Sugere-se que sejam feitas recomendações finais para implementação do assunto enfocado e, também, a realização de pesquisas adicionais.</text:p>
      <text:h text:style-name="Título1" text:outline-level="1"><text:bookmark-start text:name="__RefHeading___Toc6537_975677452"/>Referências<text:bookmark-end text:name="__RefHeading___Toc6537_975677452"/></text:h>
      <text:p text:style-name="Textbody"/>
      <text:section text:name="Sect1" text:style-name="S1">
        <text:soft-page-break/>
        <text:p text:style-name="Bibliography1">ACCIOLY, M. I. Táticas da cognição: a simulação e o efeito de real.<text:s/><text:span text:style-name="T155">Ciências &amp;amp; Cogniç</text:span><text:span text:style-name="T156">ão</text:span>, v. 9, p. 56–63, nov. 2006.</text:p>
        <text:p text:style-name="Bibliography1">BALADEZ, F. O passado, o presente e o futuro dos simuladores.<text:s/><text:span text:style-name="T157">FaSCi-Tech</text:span><text:span text:style-name="T158">, v. 1, n. 1, p. 29–40, 19 ago. 2016.</text:span></text:p>
        <text:p text:style-name="Bibliography1"><text:span text:style-name="T159">DORNBUSCH, R.; FISCHER, S.; STARTZ, R.<text:s/></text:span><text:span text:style-name="T160">Macroeconomia</text:span><text:span text:style-name="T161">.<text:s/></text:span>11. ed. Porto Alegre: AMGH Editora Ltda, 2013.</text:p>
        <text:p text:style-name="Bibliography1">ÉPOCA<text:s/>NEGÓCIOS.<text:s/><text:span text:style-name="T162">Fundação Dom Cabral fica entre as 10 melhores escolas de negócios do mundo</text:span>. Disponível em: &lt;https://epocanegocios.globo.com/Carreira/noticia/2019/06/fundacao-dom-cabral-fica-entre-10-melhores-escolas-de-negocios-do-mundo.html&gt;. Acesso em: 9 jun.<text:s/>2020.</text:p>
        <text:p text:style-name="Bibliography1">FILHO, A. P.; SCARPELINI, S. SIMULAÇÃO: DEFINIÇÃO.<text:s/><text:span text:style-name="T163">Medicina (Ribeirão Preto)</text:span>, v. 40, n. 2, p. 162–166, 30 jun. 2007.</text:p>
        <text:p text:style-name="Bibliography1">FILHO, P. A. M.; PESSÔA, M. S. DE P.<text:s/><text:span text:style-name="T164">Jogos de empresas: uma estratégia para o ensino de gestão e tomada de decisão. São Paulo. 175<text:s/></text:span><text:span text:style-name="T165">p. Universidade Paulista</text:span>.<text:s/><text:soft-page-break/>Dissertação de mestrado—São Bernardo do Campo – SP: UNIP - Universidade Paulista, 2000.</text:p>
        <text:p text:style-name="Bibliography1">FUNDAÇÃO DOM CABRAL.<text:s/><text:span text:style-name="T166">Gestão Pública | FDC | Fundação Dom Cabral</text:span>. Disponível em: &lt;https://www.fdc.org.br/gestao-publica&gt;. Acesso em: 9 jun. 2020.</text:p>
        <text:p text:style-name="Bibliography1">GOLDSCHMIDT, P. C. Simulação e jogo de empresas.<text:s/><text:span text:style-name="T167">Revista de Administração de Empresas</text:span>, v. 17, n. 3, p. 43–46, jun. 1977.</text:p>
        <text:p text:style-name="Bibliography1">LEVY, P.<text:s/><text:span text:style-name="T168">As tecnologias da inteligência: o futuro do pensamento na era informática</text:span>. 13. ed. [s.l.] Editora 34, 2004.</text:p>
        <text:p text:style-name="Bibliography1">LIRA, M. C.<text:s/>O ensino da Contabilidade em Portugal no século XVIII:a Aula do Comércio.<text:s/><text:span text:style-name="T169">Revista de Educação e Pesquisa em Contabilidade (REPeC)</text:span>, v. 5, n. 1, p. 50–72, 27 abr. 2011.</text:p>
        <text:p text:style-name="Bibliography1">MAJER, C. A.; DUDUCHI, M. Uso de simuladores de jogos empresariais na educação corporativa e acadêmica.<text:s/><text:span text:style-name="T170">Uso de simuladores de jogos empresariais na educação corporativa e acadêmica.</text:span>, WORKSHOP DE PÓS-GRADUAÇÃO E PESQUISA DO CENTRO PAULA SOUZA. n. 10, p. 32–39, 6 out. 2015.</text:p>
        <text:p text:style-name="Bibliography1">MIRANDA, R. M.; VANIN, V. R.; BECHARA, M. J.<text:s/><text:span text:style-name="T171">Uso de simulações em disc</text:span><text:span text:style-name="T172">iplinas básicas de Mecânica em um curso de Licenciatura em Física</text:span>Instituto de Física – Universidade de São Paulo, , 2004. Disponível em: &lt;http://www.dfn.if.usp.br/pesq/gef/trabalhosEPEF/Roberta.pdf&gt;. Acesso em: 11 jun. 2020</text:p>
        <text:p text:style-name="Bibliography1">MOURA, M. C. M.<text:s/><text:span text:style-name="T173">Uma proposta do<text:s/></text:span><text:span text:style-name="T174">uso de simulação e/ou simuladores e do lúdico, na construção do conhecimento teórico-prático dos educandos, no Curso Técnico em Agropecuária</text:span>. Paraná: Secretaria de Estado da Educação, 2014. v. 2</text:p>
        <text:p text:style-name="Bibliography1">RODRIGUES, L. L.; GOMES, D.; CRAIG, R. Aula do Comércio:<text:s/>Primeiro estabelecimento de ensino técnico profissional oficialmente criado no Mundo?<text:s/><text:span text:style-name="T175">Aula do Comércio: Primeiro estabelecimento de ensino técnico profissional oficialmente criado no Mundo?</text:span>, v. 34, p. 46–54, 1 jan. 2003.</text:p>
        <text:p text:style-name="Bibliography1">SANINO, G. E. DE C. O uso da simulação em enfermagem no Curso Técnico de Enfermagem.<text:s/><text:span text:style-name="T176">Journal of Health Informatics</text:span>, v. 4, n. 0, 18 dez. 2012.</text:p>
        <text:p text:style-name="Bibliography1">SAUAIA, A. C. A.<text:s/><text:span text:style-name="T177">Laboratório de gestão: Simulador organizacional, jogo de empresas e pesquisa aplicada</text:span>. 3. ed. [s.l.] Editora Manole, 2010.</text:p>
        <text:p text:style-name="Bibliography1">SCHITCOSKI, R.<text:s/><text:span text:style-name="T178">Uma arquitetura modular para sistemas de treinamento militar em operações táticas</text:span>. Dissertação de mestrado—Rio de Janeiro: Instituto Militar de Engenharia, 2009.</text:p>
        <text:p text:style-name="Bibliography1">SUTTO, G.<text:s/><text:span text:style-name="T179">As 15 melhores escolas de negócios do mundo, segundo recrutadoresInfoMoney</text:span>,<text:s/>2019. Disponível em: &lt;https://www.infomoney.com.br/carreira/as-15-melhores-escolas-de-negocios-do-mundo-segundo-recrutadores/&gt;.<text:s/><text:span text:style-name="T180">Acesso em: 9 jun. 2020</text:span></text:p>
        <text:soft-page-break/>
        <text:p text:style-name="Bibliography1"><text:span text:style-name="T181">U.S NEWS.<text:s/></text:span><text:span text:style-name="T182">The Best MBA Programs in America, Ranked</text:span><text:span text:style-name="T183">.<text:s/></text:span>Disponível em: &lt;https://www.usnews.com/best-graduate-schools/top-business-schools/mba-rankings&gt;. Acesso em: 9 jun. 2020.</text:p>
        <text:p text:style-name="Bibliography1">VARGA, C. R. R. et al. Relato de experiência: o uso de simulações no processo de ensino-aprendizagem em medicina.<text:s/><text:span text:style-name="T184">Revista Brasileira de Educação Médica</text:span>, v. 33, n. 2, p. 291–297, jun. 2009.</text:p>
        <text:p text:style-name="Bibliography1">VASCONCELOS, K. C. DE A.; JUNIOR, A. DA S.; SILVA, P. DE O. M. Educação Gerencial para Atuação em Ambientes de Negócios Sustentáveis: Desafios e Tendências de uma Escola de Negócios Brasileira.<text:s/><text:span text:style-name="T185">Educação Gerencial para Atuação em Ambientes de Negócios S</text:span><text:span text:style-name="T186">ustentáveis: Desafios e Tendências de uma Escola de Negócios Brasileira</text:span>, v. 14, n. 4, p. 45–75, ago. 2013.</text:p>
        <text:p text:style-name="Bibliography1">VIRTUOUS TECNOLOGIA DA INFORMAÇÃO.<text:s/><text:span text:style-name="T187">Métodos de Escrituração - Partidas Simples e Partidas Dobradas - Só Contabilidade</text:span>. Empresa. Disponível em: &lt;https://www.socontabilidade.com.br/conteudo/metodos.php&gt;. Acesso em: 9 jun. 2020.</text:p>
      </text:section>
      <text:section text:name="Sect2" text:style-name="S2">
        <text:p text:style-name="P188"/>
        <text:p text:style-name="P189"/>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Mangal" svg:font-family="Mangal" style:font-family-generic="roman" style:font-pitch="variable" svg:panose-1="2 4 5 3 5 2 3 3 2 2"/>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text-align="start" fo:margin-top="0in" fo:margin-bottom="0in"/>
      <style:text-properties style:font-name="Arial" style:font-name-asian="Arial" style:font-name-complex="Arial" fo:font-weight="bold" style:font-weight-asian="bold" style:font-weight-complex="bold" fo:text-transform="uppercase" fo:font-size="12pt" style:font-size-asian="12pt" fo:hyphenate="false"/>
    </style:style>
    <style:style style:name="Título2" style:display-name="Título 2" style:family="paragraph" style:parent-style-name="Heading" style:next-style-name="Textbody" style:default-outline-level="2">
      <style:paragraph-properties fo:text-align="start" fo:margin-top="0in" fo:margin-bottom="0in"/>
      <style:text-properties style:font-name="Arial" fo:font-weight="bold" style:font-weight-asian="bold" style:font-weight-complex="bold" fo:text-transform="uppercase" fo:font-size="12pt" style:font-size-asian="12pt" fo:hyphenate="false"/>
    </style:style>
    <style:style style:name="Título3" style:display-name="Título 3" style:family="paragraph" style:parent-style-name="Heading" style:next-style-name="Textbody" style:default-outline-level="3">
      <style:paragraph-properties fo:text-align="start" fo:margin-top="0in" fo:margin-bottom="0in"/>
      <style:text-properties style:font-name="Arial" style:font-name-asian="Arial" style:font-name-complex="Arial" fo:font-weight="bold" style:font-weight-asian="bold" style:font-weight-complex="bold" fo:font-size="12pt" style:font-size-asian="12pt" fo:hyphenate="false"/>
    </style:style>
    <style:style style:name="Título4" style:display-name="Título 4" style:family="paragraph" style:parent-style-name="Heading" style:next-style-name="Textbody" style:default-outline-level="4">
      <style:paragraph-properties fo:text-align="start" fo:margin-top="0in" fo:margin-bottom="0in"/>
      <style:text-properties style:font-name="Arial" style:font-name-asian="Arial" style:font-name-complex="Arial"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paragraph-properties fo:text-align="start" fo:margin-top="0in" fo:margin-bottom="0in"/>
      <style:text-properties style:font-name="Arial" style:font-name-asian="Arial" style:font-name-complex="Arial" fo:font-weight="bold" style:font-weight-asian="bold" style:font-weight-complex="bold" fo:font-style="italic" style:font-style-asian="italic" fo:font-size="12pt" style:font-size-asian="12pt" fo:hyphenate="false"/>
    </style:style>
    <style:style style:name="Normal" style:display-name="Normal" style:family="paragraph">
      <style:text-properties fo:hyphenate="false"/>
    </style:style>
    <style:style style:name="Fonteparág.padrão" style:display-name="Fonte parág. padrão" style:family="text"/>
    <text:list-style style:name="Outline" style:display-name="Outline">
      <text:list-level-style-number text:level="1" style:num-prefix=" " style:num-format="1">
        <style:list-level-properties text:list-level-position-and-space-mode="label-alignment">
          <style:list-level-label-alignment text:label-followed-by="listtab"/>
        </style:list-level-properties>
      </text:list-level-style-number>
      <text:list-level-style-number text:level="2" style:num-prefix=" "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text-align="justify" fo:line-height="150%"/>
      <style:text-properties style:font-name="Arial" style:font-name-asian="Arial" style:font-name-complex="Arial"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FreeSans" fo:font-size="14pt" style:font-size-asian="14pt" style:font-size-complex="14pt" fo:hyphenate="false"/>
    </style:style>
    <style:style style:name="Textbody" style:display-name="Text body" style:family="paragraph" style:parent-style-name="Standard">
      <style:paragraph-properties fo:text-indent="0.5833in"/>
      <style:text-properties fo:hyphenate="false"/>
    </style:style>
    <style:style style:name="Lista" style:display-name="Lista" style:family="paragraph" style:parent-style-name="Textbody">
      <style:text-properties style:font-name-complex="FreeSans" fo:hyphenate="fals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FreeSan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ítulodeíndiceremissivo" style:display-name="Título de índice remissivo"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Heading" style:display-name="Bibliography Heading" style:family="paragraph" style:parent-style-name="Títulodeíndiceremissivo">
      <style:text-properties fo:hyphenate="false"/>
    </style:style>
    <style:style style:name="Bibliography1" style:display-name="Bibliography 1" style:family="paragraph" style:parent-style-name="Index">
      <style:paragraph-properties fo:margin-bottom="0.1666in" style:line-height-at-least="0.1666in"/>
      <style:text-properties fo:hyphenate="false"/>
    </style:style>
    <style:style style:name="Footnote" style:display-name="Footnote" style:family="paragraph" style:parent-style-name="Standard">
      <style:paragraph-properties text:number-lines="false"/>
      <style:text-properties fo:font-size="10pt" style:font-size-asian="10pt" style:font-size-complex="10pt" fo:hyphenate="false"/>
    </style:style>
    <style:style style:name="Quotations" style:display-name="Quotations" style:family="paragraph" style:parent-style-name="Standard" style:next-style-name="Textbody">
      <style:paragraph-properties fo:margin-left="1.575in">
        <style:tab-stops/>
      </style:paragraph-properties>
      <style:text-properties fo:font-size="10pt" style:font-size-asian="10pt" fo:hyphenate="false"/>
    </style:style>
    <style:style style:name="ContentsHeading" style:display-name="Contents Heading" style:family="paragraph" style:parent-style-name="Títulodeíndiceremissivo">
      <style:text-properties fo:hyphenate="false"/>
    </style:style>
    <style:style style:name="Contents1" style:display-name="Contents 1" style:family="paragraph" style:parent-style-name="Index">
      <style:paragraph-properties>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2in"/>
        </style:tab-stops>
      </style:paragraph-properties>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Ref.denotaderodapé" style:display-name="Ref. de nota de rodapé" style:family="text" style:parent-style-name="Fonteparág.padrão">
      <style:text-properties style:text-position="super 66.6%"/>
    </style:style>
    <style:style style:name="Ref.decomentário" style:display-name="Ref. de comentário" style:family="text" style:parent-style-name="Fonteparág.padrão">
      <style:text-properties fo:font-size="8pt" style:font-size-asian="8pt" style:font-size-complex="8pt"/>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TextodecomentárioChar" style:display-name="Texto de comentário Char" style:family="text" style:parent-style-name="Fonteparág.padrão">
      <style:text-properties style:font-name-complex="Mangal" fo:font-size="10pt" style:font-size-asian="10pt" style:font-size-complex="9pt"/>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AssuntodocomentárioChar" style:display-name="Assunto do comentário Char" style:family="text" style:parent-style-name="TextodecomentárioChar">
      <style:text-properties style:font-name-complex="Mangal" fo:font-weight="bold" style:font-weight-asian="bold" style:font-weight-complex="bold" fo:font-size="10pt" style:font-size-asian="10pt" style:font-size-complex="9pt"/>
    </style:style>
    <style:style style:name="Textodebalão" style:display-name="Texto de balão" style:family="paragraph" style:parent-style-name="Normal">
      <style:text-properties style:font-name="Segoe UI" style:font-name-complex="Mangal" fo:font-size="9pt" style:font-size-asian="9pt" style:font-size-complex="8pt" fo:hyphenate="false"/>
    </style:style>
    <style:style style:name="TextodebalãoChar" style:display-name="Texto de balão Char" style:family="text" style:parent-style-name="Fonteparág.padrão">
      <style:text-properties style:font-name="Segoe UI" style:font-name-complex="Mangal" fo:font-size="9pt" style:font-size-asian="9pt" style:font-size-complex="8pt"/>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Usuario</meta:initial-creator>
    <dc:creator>Conta da Microsoft</dc:creator>
    <meta:creation-date>2020-11-17T13:16:00Z</meta:creation-date>
    <dc:date>2020-11-17T14:43:00Z</dc:date>
    <meta:template xlink:href="Normal.dotm" xlink:type="simple"/>
    <meta:editing-cycles>21</meta:editing-cycles>
    <meta:editing-duration>PT5580S</meta:editing-duration>
    <meta:user-defined meta:name="ZOTERO_PREF_1">&lt;data data-version="3" zotero-version="5.0.87"&gt;&lt;session id="SUle7I0g"/&gt;&lt;style id="http://www.zotero.org/styles/associacao-brasileira-de-normas-tecnicas" hasBibliography="1" bibliographyStyleHasBeenSet="1"/&gt;&lt;prefs&gt;&lt;pref name="fieldType" value="ReferenceMar</meta:user-defined>
    <meta:user-defined meta:name="ZOTERO_PREF_2">k"/&gt;&lt;/prefs&gt;&lt;/data&gt;</meta:user-defined>
    <meta:document-statistic meta:page-count="23" meta:paragraph-count="85" meta:word-count="6677" meta:character-count="42648" meta:row-count="300" meta:non-whitespace-character-count="36056"/>
  </office:meta>
</office:document-meta>
</file>